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4.098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009cm"/>
    </style:style>
    <style:style style:name="co5" style:family="table-column">
      <style:table-column-properties fo:break-before="auto" style:column-width="0.806cm"/>
    </style:style>
    <style:style style:name="co6" style:family="table-column">
      <style:table-column-properties fo:break-before="auto" style:column-width="0.78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eam</text:p>
          </table:table-cell>
          <table:table-cell office:value-type="string">
            <text:p>Pos</text:p>
          </table:table-cell>
          <table:table-cell office:value-type="string">
            <text:p>SH</text:p>
          </table:table-cell>
          <table:table-cell office:value-type="string">
            <text:p>SG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OF</text:p>
          </table:table-cell>
          <table:table-cell office:value-type="string">
            <text:p>SV</text:p>
          </table:table-cell>
        </table:table-row>
        <table:table-row table:style-name="ro1">
          <table:table-cell office:value-type="string">
            <text:p>Winnall, Sam</text:p>
          </table:table-cell>
          <table:table-cell office:value-type="string">
            <text:p>Scunthorpe United</text:p>
          </table:table-cell>
          <table:table-cell office:value-type="string">
            <text:p>F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ogan, Scott</text:p>
          </table:table-cell>
          <table:table-cell office:value-type="string">
            <text:p>Rochdale</text:p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id, Reuben</text:p>
          </table:table-cell>
          <table:table-cell office:value-type="string">
            <text:p>Plymouth Argyle</text:p>
          </table:table-cell>
          <table:table-cell office:value-type="string">
            <text:p>M</text:p>
          </table:table-cell>
          <table:table-cell office:value-type="float" office:value="109">
            <text:p>109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rrison, Byron</text:p>
          </table:table-cell>
          <table:table-cell office:value-type="string">
            <text:p>Cheltenham Town</text:p>
          </table:table-cell>
          <table:table-cell office:value-type="string">
            <text:p>M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urphy, Rhys</text:p>
          </table:table-cell>
          <table:table-cell office:value-type="string">
            <text:p>Dagenham &amp; Redbridge</text:p>
          </table:table-cell>
          <table:table-cell office:value-type="string">
            <text:p>F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arcevic, Antoni</text:p>
          </table:table-cell>
          <table:table-cell office:value-type="string">
            <text:p>Fleetwood Town</text:p>
          </table:table-cell>
          <table:table-cell office:value-type="string">
            <text:p>M</text:p>
          </table:table-cell>
          <table:table-cell office:value-type="float" office:value="84">
            <text:p>8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rr, Barry</text:p>
          </table:table-cell>
          <table:table-cell office:value-type="string">
            <text:p>Southend United </text:p>
          </table:table-cell>
          <table:table-cell office:value-type="string">
            <text:p>F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ee, Billy</text:p>
          </table:table-cell>
          <table:table-cell office:value-type="string">
            <text:p>Burton Albion</text:p>
          </table:table-cell>
          <table:table-cell office:value-type="string">
            <text:p>F</text:p>
          </table:table-cell>
          <table:table-cell office:value-type="float" office:value="92">
            <text:p>92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'Toole, John-Joe</text:p>
          </table:table-cell>
          <table:table-cell office:value-type="string">
            <text:p>Bristol Rovers</text:p>
          </table:table-cell>
          <table:table-cell office:value-type="string">
            <text:p>M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Zebroski, Chris</text:p>
          </table:table-cell>
          <table:table-cell office:value-type="string">
            <text:p>Newport County</text:p>
          </table:table-cell>
          <table:table-cell office:value-type="string">
            <text:p>F</text:p>
          </table:table-cell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ond, Padraig</text:p>
          </table:table-cell>
          <table:table-cell office:value-type="string">
            <text:p>Morecambe</text:p>
          </table:table-cell>
          <table:table-cell office:value-type="string">
            <text:p>F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ureton, Jamie</text:p>
          </table:table-cell>
          <table:table-cell office:value-type="string">
            <text:p>Cheltenham Town</text:p>
          </table:table-cell>
          <table:table-cell office:value-type="string">
            <text:p>F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oyle, Eoin</text:p>
          </table:table-cell>
          <table:table-cell office:value-type="string">
            <text:p>Chesterfield</text:p>
          </table:table-cell>
          <table:table-cell office:value-type="string">
            <text:p>F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enderson, Ian</text:p>
          </table:table-cell>
          <table:table-cell office:value-type="string">
            <text:p>Rochdale</text:p>
          </table:table-cell>
          <table:table-cell office:value-type="string">
            <text:p>F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urst, Kevan</text:p>
          </table:table-cell>
          <table:table-cell office:value-type="string">
            <text:p>Southend United </text:p>
          </table:table-cell>
          <table:table-cell office:value-type="string">
            <text:p>M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mes, Luke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ardiello, Daniel</text:p>
          </table:table-cell>
          <table:table-cell office:value-type="string">
            <text:p>Bury</text:p>
          </table:table-cell>
          <table:table-cell office:value-type="string">
            <text:p>F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berts, Gary</text:p>
          </table:table-cell>
          <table:table-cell office:value-type="string">
            <text:p>Chesterfield</text:p>
          </table:table-cell>
          <table:table-cell office:value-type="string">
            <text:p>M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nstable, James</text:p>
          </table:table-cell>
          <table:table-cell office:value-type="string">
            <text:p>Oxford United</text:p>
          </table:table-cell>
          <table:table-cell office:value-type="string">
            <text:p>F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llison, Kevin</text:p>
          </table:table-cell>
          <table:table-cell office:value-type="string">
            <text:p>Morecambe</text:p>
          </table:table-cell>
          <table:table-cell office:value-type="string">
            <text:p>M</text:p>
          </table:table-cell>
          <table:table-cell office:value-type="float" office:value="79">
            <text:p>79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letcher, Wes</text:p>
          </table:table-cell>
          <table:table-cell office:value-type="string">
            <text:p>York City</text:p>
          </table:table-cell>
          <table:table-cell office:value-type="string">
            <text:p>F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ismith, Kal</text:p>
          </table:table-cell>
          <table:table-cell office:value-type="string">
            <text:p>Accrington Stanley</text:p>
          </table:table-cell>
          <table:table-cell office:value-type="string">
            <text:p>M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yers, Dave</text:p>
          </table:table-cell>
          <table:table-cell office:value-type="string">
            <text:p>Scunthorpe United</text:p>
          </table:table-cell>
          <table:table-cell office:value-type="string">
            <text:p>M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cGurk, Adam</text:p>
          </table:table-cell>
          <table:table-cell office:value-type="string">
            <text:p>Burton Albion</text:p>
          </table:table-cell>
          <table:table-cell office:value-type="string">
            <text:p>F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urphy, Peter</text:p>
          </table:table-cell>
          <table:table-cell office:value-type="string">
            <text:p>Accrington Stanley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'Shea, James</text:p>
          </table:table-cell>
          <table:table-cell office:value-type="string">
            <text:p>Chesterfield</text:p>
          </table:table-cell>
          <table:table-cell office:value-type="string">
            <text:p>F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ichards, Marc</text:p>
          </table:table-cell>
          <table:table-cell office:value-type="string">
            <text:p>Chesterfield</text:p>
          </table:table-cell>
          <table:table-cell office:value-type="string">
            <text:p>M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mith, Michael</text:p>
          </table:table-cell>
          <table:table-cell office:value-type="string">
            <text:p>AFC Wimbledon</text:p>
          </table:table-cell>
          <table:table-cell office:value-type="string">
            <text:p>F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ll, David</text:p>
          </table:table-cell>
          <table:table-cell office:value-type="string">
            <text:p>Fleetwood Town</text:p>
          </table:table-cell>
          <table:table-cell office:value-type="string">
            <text:p>F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wman, Ryan</text:p>
          </table:table-cell>
          <table:table-cell office:value-type="string">
            <text:p>York City</text:p>
          </table:table-cell>
          <table:table-cell office:value-type="string">
            <text:p>F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lucas, Samuel</text:p>
          </table:table-cell>
          <table:table-cell office:value-type="string">
            <text:p>Mansfield Town</text:p>
          </table:table-cell>
          <table:table-cell office:value-type="string">
            <text:p>M</text:p>
          </table:table-cell>
          <table:table-cell office:value-type="float" office:value="88">
            <text:p>88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nolly, David</text:p>
          </table:table-cell>
          <table:table-cell office:value-type="string">
            <text:p>Oxford United</text:p>
          </table:table-cell>
          <table:table-cell/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cker, Luke</text:p>
          </table:table-cell>
          <table:table-cell office:value-type="string">
            <text:p>Northampton Town</text:p>
          </table:table-cell>
          <table:table-cell office:value-type="string">
            <text:p>M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ourihane, Conor</text:p>
          </table:table-cell>
          <table:table-cell office:value-type="string">
            <text:p>Plymouth Argyle</text:p>
          </table:table-cell>
          <table:table-cell office:value-type="string">
            <text:p>M</text:p>
          </table:table-cell>
          <table:table-cell office:value-type="float" office:value="79">
            <text:p>79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rvis, Ryan</text:p>
          </table:table-cell>
          <table:table-cell office:value-type="string">
            <text:p>York City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und, Matthew</text:p>
          </table:table-cell>
          <table:table-cell office:value-type="string">
            <text:p>Rochdale</text:p>
          </table:table-cell>
          <table:table-cell office:value-type="string">
            <text:p>M</text:p>
          </table:table-cell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tt, Jamille</text:p>
          </table:table-cell>
          <table:table-cell office:value-type="string">
            <text:p>Fleetwood Town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rgan, Dean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dejayi, Kayode</text:p>
          </table:table-cell>
          <table:table-cell office:value-type="string">
            <text:p>Accrington Stanley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gogo, Abu</text:p>
          </table:table-cell>
          <table:table-cell office:value-type="string">
            <text:p>Dagenham &amp; Redbridge</text:p>
          </table:table-cell>
          <table:table-cell office:value-type="string">
            <text:p>M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dshaw, Jack</text:p>
          </table:table-cell>
          <table:table-cell office:value-type="string">
            <text:p>Morecambe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lessandra, Lewis</text:p>
          </table:table-cell>
          <table:table-cell office:value-type="string">
            <text:p>Plymouth Argyle</text:p>
          </table:table-cell>
          <table:table-cell office:value-type="string">
            <text:p>F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nks, Oliver</text:p>
          </table:table-cell>
          <table:table-cell office:value-type="string">
            <text:p>Chesterfield</text:p>
          </table:table-cell>
          <table:table-cell office:value-type="string">
            <text:p>M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ulson, Michael</text:p>
          </table:table-cell>
          <table:table-cell office:value-type="string">
            <text:p>York City</text:p>
          </table:table-cell>
          <table:table-cell office:value-type="string">
            <text:p>F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lito, Medy</text:p>
          </table:table-cell>
          <table:table-cell office:value-type="string">
            <text:p>Dagenham &amp; Redbridge</text:p>
          </table:table-cell>
          <table:table-cell office:value-type="string">
            <text:p>M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y, James</text:p>
          </table:table-cell>
          <table:table-cell office:value-type="string">
            <text:p>Accrington Stanley</text:p>
          </table:table-cell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ow, Alan</text:p>
          </table:table-cell>
          <table:table-cell office:value-type="string">
            <text:p>Exeter City</text:p>
          </table:table-cell>
          <table:table-cell office:value-type="string">
            <text:p>F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dson, Jack</text:p>
          </table:table-cell>
          <table:table-cell office:value-type="string">
            <text:p>AFC Wimbledon</text:p>
          </table:table-cell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cClure, Matt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arkin, Jon</text:p>
          </table:table-cell>
          <table:table-cell office:value-type="string">
            <text:p>Fleetwood Town</text:p>
          </table:table-cell>
          <table:table-cell office:value-type="string">
            <text:p>F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malley, Deane</text:p>
          </table:table-cell>
          <table:table-cell office:value-type="string">
            <text:p>Oxford United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allace, Jed</text:p>
          </table:table-cell>
          <table:table-cell office:value-type="string">
            <text:p>Portsmouth</text:p>
          </table:table-cell>
          <table:table-cell office:value-type="string">
            <text:p>M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illiams, Ryan</text:p>
          </table:table-cell>
          <table:table-cell office:value-type="string">
            <text:p>Oxford United</text:p>
          </table:table-cell>
          <table:table-cell office:value-type="string">
            <text:p>M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llen, Jamie</text:p>
          </table:table-cell>
          <table:table-cell office:value-type="string">
            <text:p>Fleetwood Town</text:p>
          </table:table-cell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nnett, Scott</text:p>
          </table:table-cell>
          <table:table-cell office:value-type="string">
            <text:p>Exeter City</text:p>
          </table:table-cell>
          <table:table-cell office:value-type="string">
            <text:p>D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urton, Deon</text:p>
          </table:table-cell>
          <table:table-cell office:value-type="string">
            <text:p>Scunthorpe United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larkson, David</text:p>
          </table:table-cell>
          <table:table-cell office:value-type="string">
            <text:p>Bristol Rovers</text:p>
          </table:table-cell>
          <table:table-cell office:value-type="string">
            <text:p>F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astwood, Freddy</text:p>
          </table:table-cell>
          <table:table-cell office:value-type="string">
            <text:p>Southend United </text:p>
          </table:table-cell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vans, Gareth</text:p>
          </table:table-cell>
          <table:table-cell office:value-type="string">
            <text:p>Fleetwood Town</text:p>
          </table:table-cell>
          <table:table-cell office:value-type="string">
            <text:p>F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orrester, Anton</text:p>
          </table:table-cell>
          <table:table-cell office:value-type="string">
            <text:p>Bury</text:p>
          </table:table-cell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nes, Zavon</text:p>
          </table:table-cell>
          <table:table-cell office:value-type="string">
            <text:p>Dagenham &amp; Redbridge</text:p>
          </table:table-cell>
          <table:table-cell office:value-type="string">
            <text:p>M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ollands, Danny</text:p>
          </table:table-cell>
          <table:table-cell office:value-type="string">
            <text:p>Portsmouth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ope, Hallam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retzschmar, Max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rquis, John</text:p>
          </table:table-cell>
          <table:table-cell office:value-type="string">
            <text:p>Torquay United</text:p>
          </table:table-cell>
          <table:table-cell office:value-type="string">
            <text:p>D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lyneux, Lee</text:p>
          </table:table-cell>
          <table:table-cell office:value-type="string">
            <text:p>Rochdale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icholls, Tom</text:p>
          </table:table-cell>
          <table:table-cell office:value-type="string">
            <text:p>Exeter City</text:p>
          </table:table-cell>
          <table:table-cell office:value-type="string">
            <text:p>F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ichards, Matthew</text:p>
          </table:table-cell>
          <table:table-cell office:value-type="string">
            <text:p>Cheltenham Town</text:p>
          </table:table-cell>
          <table:table-cell office:value-type="string">
            <text:p>D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ichards, Elliot</text:p>
          </table:table-cell>
          <table:table-cell office:value-type="string">
            <text:p>Bristol Rovers</text:p>
          </table:table-cell>
          <table:table-cell office:value-type="string">
            <text:p>F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head, Matthew</text:p>
          </table:table-cell>
          <table:table-cell office:value-type="string">
            <text:p>Mansfield Town</text:p>
          </table:table-cell>
          <table:table-cell office:value-type="string">
            <text:p>F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oares, Tom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zeez, Adebayo</text:p>
          </table:table-cell>
          <table:table-cell office:value-type="string">
            <text:p>Torquay United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mby, Jack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arter, Darren</text:p>
          </table:table-cell>
          <table:table-cell office:value-type="string">
            <text:p>Northampton Town</text:p>
          </table:table-cell>
          <table:table-cell office:value-type="string">
            <text:p>M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onnelly, George</text:p>
          </table:table-cell>
          <table:table-cell office:value-type="string">
            <text:p>Rochdale</text:p>
          </table:table-cell>
          <table:table-cell office:value-type="string">
            <text:p>F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anks, Jonathan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nanduillet, Armand</text:p>
          </table:table-cell>
          <table:table-cell office:value-type="string">
            <text:p>Chesterfield</text:p>
          </table:table-cell>
          <table:table-cell office:value-type="string">
            <text:p>F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ughes, Mark</text:p>
          </table:table-cell>
          <table:table-cell office:value-type="string">
            <text:p>Morecambe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ylton, Daniel</text:p>
          </table:table-cell>
          <table:table-cell office:value-type="string">
            <text:p>Bury</text:p>
          </table:table-cell>
          <table:table-cell office:value-type="string">
            <text:p>F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rrold, Matt</text:p>
          </table:table-cell>
          <table:table-cell office:value-type="string">
            <text:p>Bristol Rovers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onard, Ryan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cCombe, John</text:p>
          </table:table-cell>
          <table:table-cell office:value-type="string">
            <text:p>Mansfield Town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hamed, Kaid</text:p>
          </table:table-cell>
          <table:table-cell office:value-type="string">
            <text:p>AFC Wimbledon</text:p>
          </table:table-cell>
          <table:table-cell office:value-type="string">
            <text:p>F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yor, Danny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dden, Patrick</text:p>
          </table:table-cell>
          <table:table-cell office:value-type="string">
            <text:p>Scunthorpe United</text:p>
          </table:table-cell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humacher, Steven</text:p>
          </table:table-cell>
          <table:table-cell office:value-type="string">
            <text:p>Fleetwood Town</text:p>
          </table:table-cell>
          <table:table-cell office:value-type="string">
            <text:p>M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Sercombe, Liam</text:p>
          </table:table-cell>
          <table:table-cell office:value-type="string">
            <text:p>Exeter City</text:p>
          </table:table-cell>
          <table:table-cell office:value-type="string">
            <text:p>M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ampson, Jack</text:p>
          </table:table-cell>
          <table:table-cell office:value-type="string">
            <text:p>Morecambe</text:p>
          </table:table-cell>
          <table:table-cell office:value-type="string">
            <text:p>F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evenson, Lee</text:p>
          </table:table-cell>
          <table:table-cell office:value-type="string">
            <text:p>Mansfield Town</text:p>
          </table:table-cell>
          <table:table-cell office:value-type="string">
            <text:p>M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aylor, Ryan</text:p>
          </table:table-cell>
          <table:table-cell office:value-type="string">
            <text:p>Portsmouth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ncenti, Peter</text:p>
          </table:table-cell>
          <table:table-cell office:value-type="string">
            <text:p>Rochdale</text:p>
          </table:table-cell>
          <table:table-cell office:value-type="string">
            <text:p>D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apell, Jordan</text:p>
          </table:table-cell>
          <table:table-cell office:value-type="string">
            <text:p>Torquay United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gyemang, Patrick</text:p>
          </table:table-cell>
          <table:table-cell office:value-type="string">
            <text:p>Portsmouth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lair, Matty</text:p>
          </table:table-cell>
          <table:table-cell office:value-type="string">
            <text:p>Northampton Town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robbell, Ryan</text:p>
          </table:table-cell>
          <table:table-cell office:value-type="string">
            <text:p>York City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rown, Troy</text:p>
          </table:table-cell>
          <table:table-cell office:value-type="string">
            <text:p>Cheltenham Town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avan, Niall</text:p>
          </table:table-cell>
          <table:table-cell office:value-type="string">
            <text:p>Scunthorpe United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arson, Josh</text:p>
          </table:table-cell>
          <table:table-cell office:value-type="string">
            <text:p>York City</text:p>
          </table:table-cell>
          <table:table-cell office:value-type="string">
            <text:p>M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meron, Nathan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ton, Jack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ig, Steven</text:p>
          </table:table-cell>
          <table:table-cell office:value-type="string">
            <text:p>Wycombe Wanderers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ummins, Graham</text:p>
          </table:table-cell>
          <table:table-cell office:value-type="string">
            <text:p>Rochdale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ampton, Andy</text:p>
          </table:table-cell>
          <table:table-cell office:value-type="string">
            <text:p>AFC Wimbledon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owe, Rene</text:p>
          </table:table-cell>
          <table:table-cell office:value-type="string">
            <text:p>Burton Albion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owell, Luke</text:p>
          </table:table-cell>
          <table:table-cell office:value-type="string">
            <text:p>Dagenham &amp; Redbridge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ll, Paris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yes, Paul</text:p>
          </table:table-cell>
          <table:table-cell office:value-type="string">
            <text:p>Plymouth Argyle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ennings, James</text:p>
          </table:table-cell>
          <table:table-cell office:value-type="string">
            <text:p>Mansfield Town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ervis, Jake</text:p>
          </table:table-cell>
          <table:table-cell office:value-type="string">
            <text:p>Portsmouth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itson, Dave</text:p>
          </table:table-cell>
          <table:table-cell office:value-type="string">
            <text:p>Oxford United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nshull, Lee</text:p>
          </table:table-cell>
          <table:table-cell office:value-type="string">
            <text:p>Newport County</text:p>
          </table:table-cell>
          <table:table-cell office:value-type="string">
            <text:p>M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nkhouse, Andy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cGlashan, Jermaine</text:p>
          </table:table-cell>
          <table:table-cell office:value-type="string">
            <text:p>Cheltenham Town</text:p>
          </table:table-cell>
          <table:table-cell office:value-type="string">
            <text:p>M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ore, Sammy</text:p>
          </table:table-cell>
          <table:table-cell office:value-type="string">
            <text:p>AFC Wimbledon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'Flynn, John</text:p>
          </table:table-cell>
          <table:table-cell office:value-type="string">
            <text:p>Exeter City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ll, Harry</text:p>
          </table:table-cell>
          <table:table-cell office:value-type="string">
            <text:p>AFC Wimbledon</text:p>
          </table:table-cell>
          <table:table-cell office:value-type="string">
            <text:p>M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otter, Alfie</text:p>
          </table:table-cell>
          <table:table-cell office:value-type="string">
            <text:p>Oxford United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almer, Oliver</text:p>
          </table:table-cell>
          <table:table-cell office:value-type="string">
            <text:p>Mansfield Town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se, Michael</text:p>
          </table:table-cell>
          <table:table-cell office:value-type="string">
            <text:p>Rochdale</text:p>
          </table:table-cell>
          <table:table-cell office:value-type="string">
            <text:p>D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se, Daniel</text:p>
          </table:table-cell>
          <table:table-cell office:value-type="string">
            <text:p>Oxford United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ley, Harry</text:p>
          </table:table-cell>
          <table:table-cell office:value-type="string">
            <text:p>Newport County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oung, Luke</text:p>
          </table:table-cell>
          <table:table-cell office:value-type="string">
            <text:p>Plymouth Argyle</text:p>
          </table:table-cell>
          <table:table-cell office:value-type="string">
            <text:p>D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ownes, Aaron</text:p>
          </table:table-cell>
          <table:table-cell office:value-type="string">
            <text:p>Torquay United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arce, Krystian</text:p>
          </table:table-cell>
          <table:table-cell office:value-type="string">
            <text:p>Torquay United</text:p>
          </table:table-cell>
          <table:table-cell office:value-type="string">
            <text:p>D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ashington, Conor</text:p>
          </table:table-cell>
          <table:table-cell office:value-type="string">
            <text:p>Newport County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ppiah, Kwesi</text:p>
          </table:table-cell>
          <table:table-cell office:value-type="string">
            <text:p>AFC Wimbledon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unny, Joe</text:p>
          </table:table-cell>
          <table:table-cell office:value-type="string">
            <text:p>Rochdale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cham, Andy</text:p>
          </table:table-cell>
          <table:table-cell office:value-type="string">
            <text:p>Portsmouth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ird, Ryan</text:p>
          </table:table-cell>
          <table:table-cell office:value-type="string">
            <text:p>Portsmouth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werman, George</text:p>
          </table:table-cell>
          <table:table-cell office:value-type="string">
            <text:p>Accrington Stanley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oper, Liam</text:p>
          </table:table-cell>
          <table:table-cell office:value-type="string">
            <text:p>Chesterfield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ow, Danny</text:p>
          </table:table-cell>
          <table:table-cell office:value-type="string">
            <text:p>Newport County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rennan, Michael</text:p>
          </table:table-cell>
          <table:table-cell office:value-type="string">
            <text:p>Portsmouth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arwikwa, Tendayi</text:p>
          </table:table-cell>
          <table:table-cell office:value-type="string">
            <text:p>Chesterfield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oumbe, Mathias</text:p>
          </table:table-cell>
          <table:table-cell office:value-type="string">
            <text:p>Northampton Town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lynn, Michael</text:p>
          </table:table-cell>
          <table:table-cell office:value-type="string">
            <text:p>Newport County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ancomb, George</text:p>
          </table:table-cell>
          <table:table-cell office:value-type="string">
            <text:p>AFC Wimbledon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ornell, Terry</text:p>
          </table:table-cell>
          <table:table-cell office:value-type="string">
            <text:p>Cheltenham Town</text:p>
          </table:table-cell>
          <table:table-cell office:value-type="string">
            <text:p>F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ardner, Danny</text:p>
          </table:table-cell>
          <table:table-cell office:value-type="string">
            <text:p>Chesterfield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ughes, Jeff</text:p>
          </table:table-cell>
          <table:table-cell office:value-type="string">
            <text:p>Fleetwood Town</text:p>
          </table:table-cell>
          <table:table-cell office:value-type="string">
            <text:p>D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rewood, Marlon</text:p>
          </table:table-cell>
          <table:table-cell office:value-type="string">
            <text:p>Hartlepool United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ussey, Chris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owell, Anthony</text:p>
          </table:table-cell>
          <table:table-cell office:value-type="string">
            <text:p>Mansfield Town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smail, Zeli</text:p>
          </table:table-cell>
          <table:table-cell office:value-type="string">
            <text:p>Burton Albion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nowles, Dominic</text:p>
          </table:table-cell>
          <table:table-cell office:value-type="string">
            <text:p>Burton Albion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eohane, Jimmy</text:p>
          </table:table-cell>
          <table:table-cell office:value-type="string">
            <text:p>Exeter City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uffour, Jo</text:p>
          </table:table-cell>
          <table:table-cell office:value-type="string">
            <text:p>Wycombe Wanderers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ewis, Stuart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oore, Luke</text:p>
          </table:table-cell>
          <table:table-cell office:value-type="string">
            <text:p>AFC Wimbledon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ullins, Johnny</text:p>
          </table:table-cell>
          <table:table-cell office:value-type="string">
            <text:p>Oxford United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orris, Ian</text:p>
          </table:table-cell>
          <table:table-cell office:value-type="string">
            <text:p>Northampton Town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gala, Bondz</text:p>
          </table:table-cell>
          <table:table-cell office:value-type="string">
            <text:p>Portsmouth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latt, Clive</text:p>
          </table:table-cell>
          <table:table-cell office:value-type="string">
            <text:p>Northampton Town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oole, James</text:p>
          </table:table-cell>
          <table:table-cell office:value-type="string">
            <text:p>Hartlepool United</text:p>
          </table:table-cell>
          <table:table-cell office:value-type="string">
            <text:p>F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rosser, Luke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oberts, Mark</text:p>
          </table:table-cell>
          <table:table-cell office:value-type="string">
            <text:p>Fleetwood Town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arrow, Matthew</text:p>
          </table:table-cell>
          <table:table-cell office:value-type="string">
            <text:p>Scunthorpe United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andell, Andrew</text:p>
          </table:table-cell>
          <table:table-cell office:value-type="string">
            <text:p>Newport County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ewart, Anthony</text:p>
          </table:table-cell>
          <table:table-cell office:value-type="string">
            <text:p>Wycombe Wanderers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utte, Andrew</text:p>
          </table:table-cell>
          <table:table-cell office:value-type="string">
            <text:p>Rochdale</text:p>
          </table:table-cell>
          <table:table-cell office:value-type="string">
            <text:p>M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ney, Ivan</text:p>
          </table:table-cell>
          <table:table-cell office:value-type="string">
            <text:p>Northampton Town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bber, Danny</text:p>
          </table:table-cell>
          <table:table-cell office:value-type="string">
            <text:p>Accrington Stanley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eeler, David</text:p>
          </table:table-cell>
          <table:table-cell office:value-type="string">
            <text:p>Exeter City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illiams, Ryan</text:p>
          </table:table-cell>
          <table:table-cell office:value-type="string">
            <text:p>Morecambe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alton, Simon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lker, Brad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Willmott, Robbie</text:p>
          </table:table-cell>
          <table:table-cell office:value-type="string">
            <text:p>Newport County</text:p>
          </table:table-cell>
          <table:table-cell office:value-type="string">
            <text:p>M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akubu, Ismail</text:p>
          </table:table-cell>
          <table:table-cell office:value-type="string">
            <text:p>Newport County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all, Asa</text:p>
          </table:table-cell>
          <table:table-cell office:value-type="string">
            <text:p>Oxford United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enyon, Elliot</text:p>
          </table:table-cell>
          <table:table-cell office:value-type="string">
            <text:p>Torquay United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wley, Karl</text:p>
          </table:table-cell>
          <table:table-cell office:value-type="string">
            <text:p>Torquay United</text:p>
          </table:table-cell>
          <table:table-cell office:value-type="string">
            <text:p>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eoman, Ashley</text:p>
          </table:table-cell>
          <table:table-cell office:value-type="string">
            <text:p>Torquay United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lyth, Jacob</text:p>
          </table:table-cell>
          <table:table-cell office:value-type="string">
            <text:p>Northampton Town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allas, Stuart</text:p>
          </table:table-cell>
          <table:table-cell office:value-type="string">
            <text:p>Northampton Town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cCallum, Paul</text:p>
          </table:table-cell>
          <table:table-cell office:value-type="string">
            <text:p>Torquay United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se, Danny</text:p>
          </table:table-cell>
          <table:table-cell office:value-type="string">
            <text:p>Bury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delakun, Hakeeb</text:p>
          </table:table-cell>
          <table:table-cell office:value-type="string">
            <text:p>Scunthorpe United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tkinson, Will</text:p>
          </table:table-cell>
          <table:table-cell office:value-type="string">
            <text:p>Southend United </text:p>
          </table:table-cell>
          <table:table-cell office:value-type="string">
            <text:p>M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ldred, Tom</text:p>
          </table:table-cell>
          <table:table-cell office:value-type="string">
            <text:p>Accrington Stanley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urge, Ryan</text:p>
          </table:table-cell>
          <table:table-cell office:value-type="string">
            <text:p>Newport County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radley, Sonny</text:p>
          </table:table-cell>
          <table:table-cell office:value-type="string">
            <text:p>Portsmouth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rown, Lee</text:p>
          </table:table-cell>
          <table:table-cell office:value-type="string">
            <text:p>Bristol Rovers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ker, Ben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ulthirst, Shaquile</text:p>
          </table:table-cell>
          <table:table-cell office:value-type="string">
            <text:p>Torquay United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esswell, Ryan</text:p>
          </table:table-cell>
          <table:table-cell office:value-type="string">
            <text:p>Fleetwood Town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apman, Adam</text:p>
          </table:table-cell>
          <table:table-cell office:value-type="string">
            <text:p>Newport County</text:p>
          </table:table-cell>
          <table:table-cell office:value-type="string">
            <text:p>M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avies, Arron</text:p>
          </table:table-cell>
          <table:table-cell office:value-type="string">
            <text:p>Exeter City</text:p>
          </table:table-cell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vitt, Jamie</text:p>
          </table:table-cell>
          <table:table-cell office:value-type="string">
            <text:p>Morecambe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yer, Ross</text:p>
          </table:table-cell>
          <table:table-cell office:value-type="string">
            <text:p>Mansfield Town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aniel, Colin</text:p>
          </table:table-cell>
          <table:table-cell office:value-type="string">
            <text:p>Mansfield Town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mond, Alexander</text:p>
          </table:table-cell>
          <table:table-cell office:value-type="string">
            <text:p>Burton Albion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sajas, Etienne</text:p>
          </table:table-cell>
          <table:table-cell office:value-type="string">
            <text:p>Scunthorpe United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dwards, Phil</text:p>
          </table:table-cell>
          <table:table-cell office:value-type="string">
            <text:p>Burton Albion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ogden, Wes</text:p>
          </table:table-cell>
          <table:table-cell office:value-type="string">
            <text:p>Portsmouth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leming, Andrew</text:p>
          </table:table-cell>
          <table:table-cell office:value-type="string">
            <text:p>Morecambe</text:p>
          </table:table-cell>
          <table:table-cell office:value-type="string">
            <text:p>M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yhurst, William</text:p>
          </table:table-cell>
          <table:table-cell office:value-type="string">
            <text:p>York City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utchinson, Ben</text:p>
          </table:table-cell>
          <table:table-cell office:value-type="string">
            <text:p>Mansfield Town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olmes, Ricky</text:p>
          </table:table-cell>
          <table:table-cell office:value-type="string">
            <text:p>Portsmouth</text:p>
          </table:table-cell>
          <table:table-cell office:value-type="string">
            <text:p>F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ughes, Andrew</text:p>
          </table:table-cell>
          <table:table-cell office:value-type="string">
            <text:p>Newport County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ird, Sam</text:p>
          </table:table-cell>
          <table:table-cell office:value-type="string">
            <text:p>Chesterfield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umphreys, Ritchie</text:p>
          </table:table-cell>
          <table:table-cell office:value-type="string">
            <text:p>Chesterfield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ackett, Chris</text:p>
          </table:table-cell>
          <table:table-cell office:value-type="string">
            <text:p>Northampton Town</text:p>
          </table:table-cell>
          <table:table-cell office:value-type="string">
            <text:p>M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olley, Christian</text:p>
          </table:table-cell>
          <table:table-cell office:value-type="string">
            <text:p>Newport County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nott, Billy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owe, Keith</text:p>
          </table:table-cell>
          <table:table-cell office:value-type="string">
            <text:p>Cheltenham Town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rfin, David</text:p>
          </table:table-cell>
          <table:table-cell office:value-type="string">
            <text:p>Scunthorpe United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cGuire, Jamie</text:p>
          </table:table-cell>
          <table:table-cell office:value-type="string">
            <text:p>Mansfield Town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orris, Josh</text:p>
          </table:table-cell>
          <table:table-cell office:value-type="string">
            <text:p>Fleetwood Town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afemi, Afolabi</text:p>
          </table:table-cell>
          <table:table-cell office:value-type="string">
            <text:p>Dagenham &amp; Redbridge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arkin, Sam</text:p>
          </table:table-cell>
          <table:table-cell office:value-type="string">
            <text:p>Exeter City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hillips, Jimmy</text:p>
          </table:table-cell>
          <table:table-cell office:value-type="string">
            <text:p>Burton Albion</text:p>
          </table:table-cell>
          <table:table-cell office:value-type="string">
            <text:p>M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rocter, Andrew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igg, Sean</text:p>
          </table:table-cell>
          <table:table-cell office:value-type="string">
            <text:p>Oxford United</text:p>
          </table:table-cell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yan, James</text:p>
          </table:table-cell>
          <table:table-cell office:value-type="string">
            <text:p>Chesterfield</text:p>
          </table:table-cell>
          <table:table-cell office:value-type="string">
            <text:p>M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edgwick, Chris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aker, Anthony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inclair, Emile</text:p>
          </table:table-cell>
          <table:table-cell office:value-type="string">
            <text:p>Northampton Town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ymes, Michael</text:p>
          </table:table-cell>
          <table:table-cell office:value-type="string">
            <text:p>Burton Albion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afazolli, Ryan</text:p>
          </table:table-cell>
          <table:table-cell office:value-type="string">
            <text:p>Mansfield Town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imlin, Michael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hrelfall, Robbie</text:p>
          </table:table-cell>
          <table:table-cell office:value-type="string">
            <text:p>Morecambe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rotman, Neal</text:p>
          </table:table-cell>
          <table:table-cell office:value-type="string">
            <text:p>Plymouth Argyle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aylor, Jason</text:p>
          </table:table-cell>
          <table:table-cell office:value-type="string">
            <text:p>Cheltenham Town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incent, Ashley</text:p>
          </table:table-cell>
          <table:table-cell office:value-type="string">
            <text:p>Cheltenham Town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ir, Robbie</text:p>
          </table:table-cell>
          <table:table-cell office:value-type="string">
            <text:p>Burton Albion</text:p>
          </table:table-cell>
          <table:table-cell office:value-type="string">
            <text:p>M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ood, Sam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innard, Dean</text:p>
          </table:table-cell>
          <table:table-cell office:value-type="string">
            <text:p>Accrington Stanley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Woodrow, Cauley</text:p>
          </table:table-cell>
          <table:table-cell office:value-type="string">
            <text:p>Southend United 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roe, Nicky</text:p>
          </table:table-cell>
          <table:table-cell office:value-type="string">
            <text:p>Oxford United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Wyke, Charlie</text:p>
          </table:table-cell>
          <table:table-cell office:value-type="string">
            <text:p>AFC Wimbledon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bster, Adam</text:p>
          </table:table-cell>
          <table:table-cell office:value-type="string">
            <text:p>Portsmouth</text:p>
          </table:table-cell>
          <table:table-cell office:value-type="string">
            <text:p>G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aldwin, Jack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welumo, Chris</text:p>
          </table:table-cell>
          <table:table-cell office:value-type="string">
            <text:p>Scunthorpe United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Phillips, Mark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nsell, Lee</text:p>
          </table:table-cell>
          <table:table-cell office:value-type="string">
            <text:p>Torquay United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ll, Callum</text:p>
          </table:table-cell>
          <table:table-cell office:value-type="string">
            <text:p>Torquay United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djenguele, William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olan, Matthew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avery, Caolan</text:p>
          </table:table-cell>
          <table:table-cell office:value-type="string">
            <text:p>Plymouth Argyle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illiams, Luke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ntwi, Will</text:p>
          </table:table-cell>
          <table:table-cell office:value-type="string">
            <text:p>AFC Wimbledon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ndrew, Calvin</text:p>
          </table:table-cell>
          <table:table-cell office:value-type="string">
            <text:p>Mansfield Town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rthur, Chris</text:p>
          </table:table-cell>
          <table:table-cell office:value-type="string">
            <text:p>AFC Wimbledo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ell, Lee</text:p>
          </table:table-cell>
          <table:table-cell office:value-type="string">
            <text:p>Burton Albio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rry, Durrell</text:p>
          </table:table-cell>
          <table:table-cell office:value-type="string">
            <text:p>Plymouth Argyle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lanchard, Maximo</text:p>
          </table:table-cell>
          <table:table-cell office:value-type="string">
            <text:p>Plymouth Argyle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anton, Jason</text:p>
          </table:table-cell>
          <table:table-cell office:value-type="string">
            <text:p>Plymouth Argyle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lizzard, Dominic</text:p>
          </table:table-cell>
          <table:table-cell office:value-type="string">
            <text:p>Plymouth Argyl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co, Romuald</text:p>
          </table:table-cell>
          <table:table-cell office:value-type="string">
            <text:p>Plymouth Argyle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nard, Lee</text:p>
          </table:table-cell>
          <table:table-cell office:value-type="string">
            <text:p>Southend United 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nnett, Alan</text:p>
          </table:table-cell>
          <table:table-cell office:value-type="string">
            <text:p>AFC Wimbledon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ardsley, Chris</text:p>
          </table:table-cell>
          <table:table-cell office:value-type="string">
            <text:p>Bristol Rovers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ddock, Tom</text:p>
          </table:table-cell>
          <table:table-cell office:value-type="string">
            <text:p>Portsmouth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vanagh, Peter</text:p>
          </table:table-cell>
          <table:table-cell office:value-type="string">
            <text:p>Rochdale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arr, Daniel</text:p>
          </table:table-cell>
          <table:table-cell office:value-type="string">
            <text:p>Fleetwood Town</text:p>
          </table:table-cell>
          <table:table-cell office:value-type="string">
            <text:p>F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larke, Ollie</text:p>
          </table:table-cell>
          <table:table-cell office:value-type="string">
            <text:p>Bristol Rovers</text:p>
          </table:table-cell>
          <table:table-cell office:value-type="string">
            <text:p>M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lements, Chris</text:p>
          </table:table-cell>
          <table:table-cell office:value-type="string">
            <text:p>Mansfield Town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lifford, Conor</text:p>
          </table:table-cell>
          <table:table-cell office:value-type="string">
            <text:p>Southend United 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llins, Lee</text:p>
          </table:table-cell>
          <table:table-cell office:value-type="string">
            <text:p>Northampton Town</text:p>
          </table:table-cell>
          <table:table-cell office:value-type="string">
            <text:p>D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oles, Danny</text:p>
          </table:table-cell>
          <table:table-cell office:value-type="string">
            <text:p>Exeter City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'Ath, Lawson</text:p>
          </table:table-cell>
          <table:table-cell office:value-type="string">
            <text:p>Dagenham &amp; Redbridge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iagne, Tony</text:p>
          </table:table-cell>
          <table:table-cell office:value-type="string">
            <text:p>Morecambe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ickson, Chris</text:p>
          </table:table-cell>
          <table:table-cell office:value-type="string">
            <text:p>Dagenham &amp; Redbridge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oe, Scott</text:p>
          </table:table-cell>
          <table:table-cell office:value-type="string">
            <text:p>Dagenham &amp; Redbridge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ickenson, Brennan</text:p>
          </table:table-cell>
          <table:table-cell office:value-type="string">
            <text:p>Northampton Town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egan, Gary</text:p>
          </table:table-cell>
          <table:table-cell office:value-type="string">
            <text:p>Northampton Town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lap, Rory</text:p>
          </table:table-cell>
          <table:table-cell office:value-type="string">
            <text:p>Burton Albio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Egan, John</text:p>
          </table:table-cell>
          <table:table-cell office:value-type="string">
            <text:p>Southend United 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Evatt, Ian</text:p>
          </table:table-cell>
          <table:table-cell office:value-type="string">
            <text:p>Chesterfield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ast, Danny</text:p>
          </table:table-cell>
          <table:table-cell office:value-type="string">
            <text:p>Portsmouth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Elliott, Steve</text:p>
          </table:table-cell>
          <table:table-cell office:value-type="string">
            <text:p>Cheltenham Town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Ferry, Simon</text:p>
          </table:table-cell>
          <table:table-cell office:value-type="string">
            <text:p>Portsmouth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Feely, Kevin</text:p>
          </table:table-cell>
          <table:table-cell office:value-type="string">
            <text:p>AFC Wimbledon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Grimes, Matt</text:p>
          </table:table-cell>
          <table:table-cell office:value-type="string">
            <text:p>Exeter City</text:p>
          </table:table-cell>
          <table:table-cell office:value-type="string">
            <text:p>M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illespie, Steven</text:p>
          </table:table-cell>
          <table:table-cell office:value-type="string">
            <text:p>Cheltenham Town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urrieri, Andres</text:p>
          </table:table-cell>
          <table:table-cell office:value-type="string">
            <text:p>Plymouth Argyle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ery, Bastien</text:p>
          </table:table-cell>
          <table:table-cell office:value-type="string">
            <text:p>Rochdal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arvey, Tyler</text:p>
          </table:table-cell>
          <table:table-cell office:value-type="string">
            <text:p>Plymouth Argyle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nds, Richard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ume, Iain</text:p>
          </table:table-cell>
          <table:table-cell office:value-type="string">
            <text:p>Fleetwood Town</text:p>
          </table:table-cell>
          <table:table-cell office:value-type="string">
            <text:p>F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rrison, Ellis</text:p>
          </table:table-cell>
          <table:table-cell office:value-type="string">
            <text:p>Bristol Rovers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wkridge, Terry</text:p>
          </table:table-cell>
          <table:table-cell office:value-type="string">
            <text:p>Scunthorpe United</text:p>
          </table:table-cell>
          <table:table-cell office:value-type="string">
            <text:p>D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ombarti, Sido</text:p>
          </table:table-cell>
          <table:table-cell office:value-type="string">
            <text:p>Cheltenham Town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ohnson, Leon</text:p>
          </table:table-cell>
          <table:table-cell office:value-type="string">
            <text:p>Wycombe Wanderers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ones, Darren</text:p>
          </table:table-cell>
          <table:table-cell office:value-type="string">
            <text:p>AFC Wimbledon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oyce, Luke</text:p>
          </table:table-cell>
          <table:table-cell office:value-type="string">
            <text:p>Accrington Stanley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ones, Craig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ockyer, Tom</text:p>
          </table:table-cell>
          <table:table-cell office:value-type="string">
            <text:p>Bristol Rovers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arrow, Alex</text:p>
          </table:table-cell>
          <table:table-cell office:value-type="string">
            <text:p>Fleetwood Tow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cCrory, Damien</text:p>
          </table:table-cell>
          <table:table-cell office:value-type="string">
            <text:p>Burton Albion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cFadzean, Callum</text:p>
          </table:table-cell>
          <table:table-cell office:value-type="string">
            <text:p>Chesterfield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cGurk, David</text:p>
          </table:table-cell>
          <table:table-cell office:value-type="string">
            <text:p>York City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ngoia, Piero</text:p>
          </table:table-cell>
          <table:table-cell office:value-type="string">
            <text:p>Accrington Stanley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ore-Taylor, Jordan</text:p>
          </table:table-cell>
          <table:table-cell office:value-type="string">
            <text:p>Exeter City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eikle, Lindon</text:p>
          </table:table-cell>
          <table:table-cell office:value-type="string">
            <text:p>Mansfield Town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ndron, Mikael</text:p>
          </table:table-cell>
          <table:table-cell office:value-type="string">
            <text:p>Fleetwood Town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rgan, Marvin</text:p>
          </table:table-cell>
          <table:table-cell office:value-type="string">
            <text:p>Plymouth Argyle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cCartan, Shay</text:p>
          </table:table-cell>
          <table:table-cell office:value-type="string">
            <text:p>Accrington Stanley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urray, Adam</text:p>
          </table:table-cell>
          <table:table-cell office:value-type="string">
            <text:p>Mansfield Tow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ntrose, Lewis</text:p>
          </table:table-cell>
          <table:table-cell office:value-type="string">
            <text:p>York City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orsy, Sam</text:p>
          </table:table-cell>
          <table:table-cell office:value-type="string">
            <text:p>Chesterfield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cSheffrey, Gary</text:p>
          </table:table-cell>
          <table:table-cell office:value-type="string">
            <text:p>Chesterfield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rphy, Jacob</text:p>
          </table:table-cell>
          <table:table-cell office:value-type="string">
            <text:p>Southend United 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ewey, Tom</text:p>
          </table:table-cell>
          <table:table-cell office:value-type="string">
            <text:p>Oxford United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elson, Curtis</text:p>
          </table:table-cell>
          <table:table-cell office:value-type="string">
            <text:p>Plymouth Argyle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icholson, Jake</text:p>
          </table:table-cell>
          <table:table-cell office:value-type="string">
            <text:p>AFC Wimbledon</text:p>
          </table:table-cell>
          <table:table-cell office:value-type="string">
            <text:p>M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Naylor, Tom</text:p>
          </table:table-cell>
          <table:table-cell office:value-type="string">
            <text:p>Newport County</text:p>
          </table:table-cell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O'Neill, Luke</text:p>
          </table:table-cell>
          <table:table-cell office:value-type="string">
            <text:p>York City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badeyi, Temitope</text:p>
          </table:table-cell>
          <table:table-cell office:value-type="string">
            <text:p>Plymouth Argyle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'Connor, Aaron</text:p>
          </table:table-cell>
          <table:table-cell office:value-type="string">
            <text:p>Newport County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adovani, Romain</text:p>
          </table:table-cell>
          <table:table-cell office:value-type="string">
            <text:p>Portsmouth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ond, Nathan</text:p>
          </table:table-cell>
          <table:table-cell office:value-type="string">
            <text:p>Fleetwood Town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ierre, Aaron</text:p>
          </table:table-cell>
          <table:table-cell office:value-type="string">
            <text:p>Wycombe Wanderers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arkes, Tom</text:p>
          </table:table-cell>
          <table:table-cell office:value-type="string">
            <text:p>Bristol Rovers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orter, Max</text:p>
          </table:table-cell>
          <table:table-cell office:value-type="string">
            <text:p>Newport County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ed, Adam</text:p>
          </table:table-cell>
          <table:table-cell office:value-type="string">
            <text:p>Burton Albion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iley, Martin</text:p>
          </table:table-cell>
          <table:table-cell office:value-type="string">
            <text:p>Mansfield Town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oofe, Kemar</text:p>
          </table:table-cell>
          <table:table-cell office:value-type="string">
            <text:p>Cheltenham Town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ffles, Josh</text:p>
          </table:table-cell>
          <table:table-cell office:value-type="string">
            <text:p>Oxford United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harps, Ian</text:p>
          </table:table-cell>
          <table:table-cell office:value-type="string">
            <text:p>Burton Albion</text:p>
          </table:table-cell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eight, Jake</text:p>
          </table:table-cell>
          <table:table-cell office:value-type="string">
            <text:p>Mansfield Town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ainte-Luce, Kevin</text:p>
          </table:table-cell>
          <table:table-cell office:value-type="string">
            <text:p>AFC Wimbledo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owen, Josh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antos, Alfie</text:p>
          </table:table-cell>
          <table:table-cell office:value-type="string">
            <text:p>Bristol Rovers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aterfall, Luke</text:p>
          </table:table-cell>
          <table:table-cell office:value-type="string">
            <text:p>Scunthorpe United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Woodards, Dan</text:p>
          </table:table-cell>
          <table:table-cell office:value-type="string">
            <text:p>Bristol Rovers</text:p>
          </table:table-cell>
          <table:table-cell office:value-type="string">
            <text:p>D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White, John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odman, Craig</text:p>
          </table:table-cell>
          <table:table-cell office:value-type="string">
            <text:p>Exeter City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Jackson, Marlon</text:p>
          </table:table-cell>
          <table:table-cell office:value-type="string">
            <text:p>Bury</text:p>
          </table:table-cell>
          <table:table-cell office:value-type="string">
            <text:p>F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indorf, Jessy</text:p>
          </table:table-cell>
          <table:table-cell office:value-type="string">
            <text:p>Bury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rown, Matty</text:p>
          </table:table-cell>
          <table:table-cell office:value-type="string">
            <text:p>Chesterfield</text:p>
          </table:table-cell>
          <table:table-cell office:value-type="string">
            <text:p>F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rown, Junior</text:p>
          </table:table-cell>
          <table:table-cell office:value-type="string">
            <text:p>Fleetwood Town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ott, Joshua</text:p>
          </table:table-cell>
          <table:table-cell office:value-type="string">
            <text:p>Dagenham &amp; Redbridge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oodall, Brian</text:p>
          </table:table-cell>
          <table:table-cell office:value-type="string">
            <text:p>Dagenham &amp; Redbridge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odin, Billy</text:p>
          </table:table-cell>
          <table:table-cell office:value-type="string">
            <text:p>Torquay United</text:p>
          </table:table-cell>
          <table:table-cell office:value-type="string">
            <text:p>M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meron, Courtney</text:p>
          </table:table-cell>
          <table:table-cell office:value-type="string">
            <text:p>Torquay United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heringham, Charlie</text:p>
          </table:table-cell>
          <table:table-cell office:value-type="string">
            <text:p>AFC Wimbledon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use, Kortney</text:p>
          </table:table-cell>
          <table:table-cell office:value-type="string">
            <text:p>Wycombe Wanderers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'Donovan, Roy</text:p>
          </table:table-cell>
          <table:table-cell office:value-type="string">
            <text:p>Northampton Town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ones, Billy</text:p>
          </table:table-cell>
          <table:table-cell office:value-type="string">
            <text:p>Newport County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innott, Jordan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encer, James</text:p>
          </table:table-cell>
          <table:table-cell office:value-type="string">
            <text:p>Scunthorpe United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cker, Gary</text:p>
          </table:table-cell>
          <table:table-cell office:value-type="string">
            <text:p>Rochdal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enshall, Alex</text:p>
          </table:table-cell>
          <table:table-cell office:value-type="string">
            <text:p>Bristol Rovers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cLeod, Izale</text:p>
          </table:table-cell>
          <table:table-cell office:value-type="string">
            <text:p>Northampton Town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ockley, Jayden</text:p>
          </table:table-cell>
          <table:table-cell office:value-type="string">
            <text:p>Torquay United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abadie, Joss</text:p>
          </table:table-cell>
          <table:table-cell office:value-type="string">
            <text:p>Torquay United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oodwin, Shamir</text:p>
          </table:table-cell>
          <table:table-cell office:value-type="string">
            <text:p>Torquay United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arroll, Jake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oza, Jamar</text:p>
          </table:table-cell>
          <table:table-cell office:value-type="string">
            <text:p>Southend United 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labi, James</text:p>
          </table:table-cell>
          <table:table-cell office:value-type="string">
            <text:p>Mansfield Town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restidou, Andres</text:p>
          </table:table-cell>
          <table:table-cell office:value-type="string">
            <text:p>Morecambe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nthony, Byron</text:p>
          </table:table-cell>
          <table:table-cell office:value-type="string">
            <text:p>Newport Count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Atkinson, Mike</text:p>
          </table:table-cell>
          <table:table-cell office:value-type="string">
            <text:p>York Cit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rnold, Nick</text:p>
          </table:table-cell>
          <table:table-cell office:value-type="string">
            <text:p>Wycombe Wanderers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llen, Tom</text:p>
          </table:table-cell>
          <table:table-cell office:value-type="string">
            <text:p>York City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insworth, Gareth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tkinson, Robert</text:p>
          </table:table-cell>
          <table:table-cell office:value-type="string">
            <text:p>Accrington Stanley</text:p>
          </table:table-cell>
          <table:table-cell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hby, Josh</text:p>
          </table:table-cell>
          <table:table-cell office:value-type="string">
            <text:p>Oxford United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nderson, Lloyd</text:p>
          </table:table-cell>
          <table:table-cell office:value-type="string">
            <text:p>Dagenham &amp; Redbridge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lexander, Gary</text:p>
          </table:table-cell>
          <table:table-cell office:value-type="string">
            <text:p>Burton Albion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di-Holloway, Aaron</text:p>
          </table:table-cell>
          <table:table-cell office:value-type="string">
            <text:p>Newport County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Auger, Ryan</text:p>
          </table:table-cell>
          <table:table-cell office:value-type="string">
            <text:p>Southend United 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ustin, Neil</text:p>
          </table:table-cell>
          <table:table-cell office:value-type="string">
            <text:p>Hartlepool United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Awford, Nick</text:p>
          </table:table-cell>
          <table:table-cell office:value-type="string">
            <text:p>Portsmouth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lfei, Daniel</text:p>
          </table:table-cell>
          <table:table-cell office:value-type="string">
            <text:p>Portsmouth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arton, Adam</text:p>
          </table:table-cell>
          <table:table-cell office:value-type="string">
            <text:p>Fleetwood Tow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rundle, Mitch</text:p>
          </table:table-cell>
          <table:table-cell office:value-type="string">
            <text:p>Cheltenham Tow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Bentley, Daniel</text:p>
          </table:table-cell>
          <table:table-cell office:value-type="string">
            <text:p>Southend United </text:p>
          </table:table-cell>
          <table:table-cell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Banton, Josh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ennett, Julian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olger, Cian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Bridge, Jack</text:p>
          </table:table-cell>
          <table:table-cell office:value-type="string">
            <text:p>Southend United 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utterfield, Danny</text:p>
          </table:table-cell>
          <table:table-cell office:value-type="string">
            <text:p>Exeter City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oswell, Liam</text:p>
          </table:table-cell>
          <table:table-cell office:value-type="string">
            <text:p>Bury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evans, Matt</text:p>
          </table:table-cell>
          <table:table-cell office:value-type="string">
            <text:p>Oxford United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ingham, Billy</text:p>
          </table:table-cell>
          <table:table-cell office:value-type="string">
            <text:p>Dagenham &amp; Redbridge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ncherif, Hamza</text:p>
          </table:table-cell>
          <table:table-cell office:value-type="string">
            <text:p>Plymouth Argyle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Branston, Guy</text:p>
          </table:table-cell>
          <table:table-cell office:value-type="string">
            <text:p>Plymouth Argyle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Beevers, Lee</text:p>
          </table:table-cell>
          <table:table-cell office:value-type="string">
            <text:p>Mansfield Town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lack, Paul</text:p>
          </table:table-cell>
          <table:table-cell office:value-type="string">
            <text:p>Mansfield Tow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uxton, Adam</text:p>
          </table:table-cell>
          <table:table-cell office:value-type="string">
            <text:p>Burton Albion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Briscoe, Louis</text:p>
          </table:table-cell>
          <table:table-cell office:value-type="string">
            <text:p>Mansfield Town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urke, James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eattie, James</text:p>
          </table:table-cell>
          <table:table-cell office:value-type="string">
            <text:p>Accrington Stanley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aldwin, Pat</text:p>
          </table:table-cell>
          <table:table-cell office:value-type="string">
            <text:p>Exeter City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Bauza, Guillem</text:p>
          </table:table-cell>
          <table:table-cell office:value-type="string">
            <text:p>Exeter City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eesley, Shaun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ll, Will</text:p>
          </table:table-cell>
          <table:table-cell office:value-type="string">
            <text:p>Morecambe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urgess, Christian</text:p>
          </table:table-cell>
          <table:table-cell office:value-type="string">
            <text:p>Hartlepool United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yes, Ashley</text:p>
          </table:table-cell>
          <table:table-cell office:value-type="string">
            <text:p>AFC Wimbledo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rown, Sebastien</text:p>
          </table:table-cell>
          <table:table-cell office:value-type="string">
            <text:p>AFC Wimbledon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lake, Darcy</text:p>
          </table:table-cell>
          <table:table-cell office:value-type="string">
            <text:p>Newport Count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eere, Tom</text:p>
          </table:table-cell>
          <table:table-cell office:value-type="string">
            <text:p>AFC Wimbledon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loomfield, Matt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roghammer, Fabian</text:p>
          </table:table-cell>
          <table:table-cell office:value-type="string">
            <text:p>Bristol Rovers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Brunt, Ryan</text:p>
          </table:table-cell>
          <table:table-cell office:value-type="string">
            <text:p>Bristol Rovers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rown, Scott</text:p>
          </table:table-cell>
          <table:table-cell office:value-type="string">
            <text:p>Cheltenham Town</text:p>
          </table:table-cell>
          <table:table-cell office:value-type="string">
            <text:p>G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Bowen, James</text:p>
          </table:table-cell>
          <table:table-cell office:value-type="string">
            <text:p>Cheltenham Tow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raham-Barrett, Craig</text:p>
          </table:table-cell>
          <table:table-cell office:value-type="string">
            <text:p>Cheltenham Town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ttinelli, Marcus</text:p>
          </table:table-cell>
          <table:table-cell office:value-type="string">
            <text:p>Accrington Stanley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Bull, Nikki</text:p>
          </table:table-cell>
          <table:table-cell office:value-type="string">
            <text:p>Wycombe Wanderers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arrington, Josh</text:p>
          </table:table-cell>
          <table:table-cell office:value-type="string">
            <text:p>Chesterfield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roadhead, Jack</text:p>
          </table:table-cell>
          <table:table-cell office:value-type="string">
            <text:p>Chesterfield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eesley, Jake</text:p>
          </table:table-cell>
          <table:table-cell office:value-type="string">
            <text:p>Chesterfield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urgess, Scott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urdett, Noel</text:p>
          </table:table-cell>
          <table:table-cell office:value-type="string">
            <text:p>Scunthorpe United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ennett, Rhys</text:p>
          </table:table-cell>
          <table:table-cell office:value-type="string">
            <text:p>Rochdale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arry-Murphy, Brian</text:p>
          </table:table-cell>
          <table:table-cell office:value-type="string">
            <text:p>Rochdale</text:p>
          </table:table-cell>
          <table:table-cell office:value-type="string">
            <text:p>M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ughlan, Graham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ane, Jacob</text:p>
          </table:table-cell>
          <table:table-cell office:value-type="string">
            <text:p>Exeter City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horley, Ben</text:p>
          </table:table-cell>
          <table:table-cell office:value-type="string">
            <text:p>Portsmouth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ollins, Michael</text:p>
          </table:table-cell>
          <table:table-cell office:value-type="string">
            <text:p>AFC Wimbledo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llins, Sam</text:p>
          </table:table-cell>
          <table:table-cell office:value-type="string">
            <text:p>Hartlepool United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tright, Max</text:p>
          </table:table-cell>
          <table:table-cell office:value-type="string">
            <text:p>Fleetwood Town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amps, Callum</text:p>
          </table:table-cell>
          <table:table-cell office:value-type="string">
            <text:p>Rochdale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hamberlain, Tom</text:p>
          </table:table-cell>
          <table:table-cell office:value-type="string">
            <text:p>York Cit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le, Jake</text:p>
          </table:table-cell>
          <table:table-cell office:value-type="string">
            <text:p>Plymouth Argyle</text:p>
          </table:table-cell>
          <table:table-cell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Connors, Jack</text:p>
          </table:table-cell>
          <table:table-cell office:value-type="string">
            <text:p>Dagenham &amp; Redbridge</text:p>
          </table:table-cell>
          <table:table-cell office:value-type="string">
            <text:p>G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hambers, Luke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ain, Michael</text:p>
          </table:table-cell>
          <table:table-cell office:value-type="string">
            <text:p>Mansfield Tow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llis, Steven</text:p>
          </table:table-cell>
          <table:table-cell office:value-type="string">
            <text:p>Rochdale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lose, Ben</text:p>
          </table:table-cell>
          <table:table-cell office:value-type="string">
            <text:p>Portsmouth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harles-Cook, Reice</text:p>
          </table:table-cell>
          <table:table-cell office:value-type="string">
            <text:p>Bury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rossley, Mark</text:p>
          </table:table-cell>
          <table:table-cell office:value-type="string">
            <text:p>Chesterfield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arole, Sebastien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hippendale, Aiden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larke, Ryan</text:p>
          </table:table-cell>
          <table:table-cell office:value-type="string">
            <text:p>Oxford United</text:p>
          </table:table-cell>
          <table:table-cell office:value-type="string">
            <text:p>G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rocombe, Max</text:p>
          </table:table-cell>
          <table:table-cell office:value-type="string">
            <text:p>Oxford United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ristian, Cristian</text:p>
          </table:table-cell>
          <table:table-cell office:value-type="string">
            <text:p>Northampton Town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Cansdell-Sherriff, Shane</text:p>
          </table:table-cell>
          <table:table-cell office:value-type="string">
            <text:p>Burton Albion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onnell, Alan</text:p>
          </table:table-cell>
          <table:table-cell office:value-type="string">
            <text:p>Northampton Town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son, Trevor</text:p>
          </table:table-cell>
          <table:table-cell office:value-type="string">
            <text:p>Bury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Clucas, Seanan</text:p>
          </table:table-cell>
          <table:table-cell office:value-type="string">
            <text:p>Bristol Rovers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opp, Jordan</text:p>
          </table:table-cell>
          <table:table-cell office:value-type="string">
            <text:p>Plymouth Argyle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lark, Luke</text:p>
          </table:table-cell>
          <table:table-cell office:value-type="string">
            <text:p>Accrington Stanle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awber, Andrew</text:p>
          </table:table-cell>
          <table:table-cell office:value-type="string">
            <text:p>Accrington Stanley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eering, Sam</text:p>
          </table:table-cell>
          <table:table-cell office:value-type="string">
            <text:p>Cheltenham Town</text:p>
          </table:table-cell>
          <table:table-cell office:value-type="string">
            <text:p>M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udley, Anthony</text:p>
          </table:table-cell>
          <table:table-cell office:value-type="string">
            <text:p>Bury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ickinson, Chris</text:p>
          </table:table-cell>
          <table:table-cell office:value-type="string">
            <text:p>York City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ale, Bobbie</text:p>
          </table:table-cell>
          <table:table-cell office:value-type="string">
            <text:p>Cheltenham Town</text:p>
          </table:table-cell>
          <table:table-cell office:value-type="string">
            <text:p>F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aniels, Billy</text:p>
          </table:table-cell>
          <table:table-cell office:value-type="string">
            <text:p>Cheltenham Town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Dawson, Aaron</text:p>
          </table:table-cell>
          <table:table-cell office:value-type="string">
            <text:p>Exeter Cit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Doherty, Tommy</text:p>
          </table:table-cell>
          <table:table-cell office:value-type="string">
            <text:p>Exeter Cit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Dunbavin, Ian</text:p>
          </table:table-cell>
          <table:table-cell office:value-type="string">
            <text:p>Accrington Stanley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avis, Cain</text:p>
          </table:table-cell>
          <table:table-cell office:value-type="string">
            <text:p>Dagenham &amp; Redbridge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rummond, Stuart</text:p>
          </table:table-cell>
          <table:table-cell office:value-type="string">
            <text:p>Morecambe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oherty, Gary</text:p>
          </table:table-cell>
          <table:table-cell office:value-type="string">
            <text:p>Wycombe Wanderers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Doyle, Chris</text:p>
          </table:table-cell>
          <table:table-cell office:value-type="string">
            <text:p>Morecambe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Dyer, Jack</text:p>
          </table:table-cell>
          <table:table-cell office:value-type="string">
            <text:p>Burton Albio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unleavy, Daniel</text:p>
          </table:table-cell>
          <table:table-cell office:value-type="string">
            <text:p>Morecambe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uke, Matt</text:p>
          </table:table-cell>
          <table:table-cell office:value-type="string">
            <text:p>Northampton Town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Dawson, Andy</text:p>
          </table:table-cell>
          <table:table-cell office:value-type="string">
            <text:p>Scunthorpe United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awson, Cameron</text:p>
          </table:table-cell>
          <table:table-cell office:value-type="string">
            <text:p>Plymouth Argyle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avies, Scott</text:p>
          </table:table-cell>
          <table:table-cell office:value-type="string">
            <text:p>Oxford United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Duckworth, Michael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jeziri, Adda</text:p>
          </table:table-cell>
          <table:table-cell office:value-type="string">
            <text:p>Scunthorpe United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akin, Ian</text:p>
          </table:table-cell>
          <table:table-cell office:value-type="string">
            <text:p>Mansfield Tow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unne, Charles</text:p>
          </table:table-cell>
          <table:table-cell office:value-type="string">
            <text:p>Wycombe Wanderers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Dempster, John</text:p>
          </table:table-cell>
          <table:table-cell office:value-type="string">
            <text:p>Mansfield Town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ckenson, Ben</text:p>
          </table:table-cell>
          <table:table-cell office:value-type="string">
            <text:p>AFC Wimbledon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one, Matt</text:p>
          </table:table-cell>
          <table:table-cell office:value-type="string">
            <text:p>Rochdale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avies, Scott</text:p>
          </table:table-cell>
          <table:table-cell office:value-type="string">
            <text:p>Fleetwood Town</text:p>
          </table:table-cell>
          <table:table-cell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ias, Claudio</text:p>
          </table:table-cell>
          <table:table-cell office:value-type="string">
            <text:p>Northampton Tow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ieseruvwe, Emmanuel</text:p>
          </table:table-cell>
          <table:table-cell office:value-type="string">
            <text:p>Fleetwood Town</text:p>
          </table:table-cell>
          <table:table-cell office:value-type="string">
            <text:p>F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avies, Ben</text:p>
          </table:table-cell>
          <table:table-cell office:value-type="string">
            <text:p>York Ci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evera, Joe</text:p>
          </table:table-cell>
          <table:table-cell office:value-type="string">
            <text:p>Portsmouth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dwards, Matthew</text:p>
          </table:table-cell>
          <table:table-cell office:value-type="string">
            <text:p>Rochdale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Edwards, Jack</text:p>
          </table:table-cell>
          <table:table-cell office:value-type="string">
            <text:p>Southend United 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Eastham, Ashley</text:p>
          </table:table-cell>
          <table:table-cell office:value-type="string">
            <text:p>Rochdale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hui, Georges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Edwards, Ryan</text:p>
          </table:table-cell>
          <table:table-cell office:value-type="string">
            <text:p>Chesterfield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rtl, Johannes</text:p>
          </table:table-cell>
          <table:table-cell office:value-type="string">
            <text:p>Portsmouth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dgar, Anthony</text:p>
          </table:table-cell>
          <table:table-cell office:value-type="string">
            <text:p>Dagenham &amp; Redbridge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Edwards, Rob</text:p>
          </table:table-cell>
          <table:table-cell office:value-type="string">
            <text:p>Exeter Cit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Futcher, Ben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Fell, Jordan</text:p>
          </table:table-cell>
          <table:table-cell office:value-type="string">
            <text:p>Mansfield Tow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Fortune, Jonathan</text:p>
          </table:table-cell>
          <table:table-cell office:value-type="string">
            <text:p>Dagenham &amp; Redbridge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Fuller, Barry</text:p>
          </table:table-cell>
          <table:table-cell office:value-type="string">
            <text:p>AFC Wimbledo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nlon, Jim</text:p>
          </table:table-cell>
          <table:table-cell office:value-type="string">
            <text:p>AFC Wimbledon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ayers, Charlie</text:p>
          </table:table-cell>
          <table:table-cell office:value-type="string">
            <text:p>AFC Wimbledo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Fontaine, Jean-Michel</text:p>
          </table:table-cell>
          <table:table-cell office:value-type="string">
            <text:p>Fleetwood Town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Foster, Danny</text:p>
          </table:table-cell>
          <table:table-cell office:value-type="string">
            <text:p>Wycombe Wanderers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Fielding, Kristian</text:p>
          </table:table-cell>
          <table:table-cell office:value-type="string">
            <text:p>Newport County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Flinders, Scott</text:p>
          </table:table-cell>
          <table:table-cell office:value-type="string">
            <text:p>Hartlepool United</text:p>
          </table:table-cell>
          <table:table-cell office:value-type="string">
            <text:p>G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Foden, Mark</text:p>
          </table:table-cell>
          <table:table-cell office:value-type="string">
            <text:p>Hartlepool United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Gibbons, Robbie</text:p>
          </table:table-cell>
          <table:table-cell office:value-type="string">
            <text:p>Scunthorpe United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Gill, Matthew</text:p>
          </table:table-cell>
          <table:table-cell office:value-type="string">
            <text:p>Bristol Rovers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odden, Matt</text:p>
          </table:table-cell>
          <table:table-cell office:value-type="string">
            <text:p>Scunthorpe United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Gosling, Jake</text:p>
          </table:table-cell>
          <table:table-cell office:value-type="string">
            <text:p>Exeter City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Gray, Reece</text:p>
          </table:table-cell>
          <table:table-cell office:value-type="string">
            <text:p>Rochdale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Grimshaw, Liam</text:p>
          </table:table-cell>
          <table:table-cell office:value-type="string">
            <text:p>Morecambe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Gough, Connor</text:p>
          </table:table-cell>
          <table:table-cell office:value-type="string">
            <text:p>Bristol Rovers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Goodall, Alan</text:p>
          </table:table-cell>
          <table:table-cell office:value-type="string">
            <text:p>Fleetwood Town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rant, Robert</text:p>
          </table:table-cell>
          <table:table-cell office:value-type="string">
            <text:p>Fleetwood Tow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Gomis, Bedsente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Gray, David</text:p>
          </table:table-cell>
          <table:table-cell office:value-type="string">
            <text:p>Burton Albion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cco, Gianluca</text:p>
          </table:table-cell>
          <table:table-cell office:value-type="string">
            <text:p>Dagenham &amp; Redbridge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Green, Jake</text:p>
          </table:table-cell>
          <table:table-cell office:value-type="string">
            <text:p>Bristol Rovers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Gayle, Ian</text:p>
          </table:table-cell>
          <table:table-cell office:value-type="string">
            <text:p>Dagenham &amp; Redbridge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Gregory, Jason</text:p>
          </table:table-cell>
          <table:table-cell office:value-type="string">
            <text:p>Mansfield Tow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Grimes, Ashley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arris, Neil</text:p>
          </table:table-cell>
          <table:table-cell office:value-type="string">
            <text:p>Southend United 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arness, Marcus</text:p>
          </table:table-cell>
          <table:table-cell office:value-type="string">
            <text:p>Burton Albion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Hemmings, Ashley</text:p>
          </table:table-cell>
          <table:table-cell office:value-type="string">
            <text:p>Burton Albion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ogan, Liam</text:p>
          </table:table-cell>
          <table:table-cell office:value-type="string">
            <text:p>Fleetwood Town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enly, Jonathan</text:p>
          </table:table-cell>
          <table:table-cell office:value-type="string">
            <text:p>Oxford United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ogan, David</text:p>
          </table:table-cell>
          <table:table-cell office:value-type="string">
            <text:p>Dagenham &amp; Redbridge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annah, Andrew</text:p>
          </table:table-cell>
          <table:table-cell office:value-type="string">
            <text:p>Plymouth Argyle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awkins, Jack</text:p>
          </table:table-cell>
          <table:table-cell office:value-type="string">
            <text:p>Mansfield Tow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olden, Euan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Howell, Dean</text:p>
          </table:table-cell>
          <table:table-cell office:value-type="string">
            <text:p>Fleetwood Town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Hornsey, Luke</text:p>
          </table:table-cell>
          <table:table-cell office:value-type="string">
            <text:p>Scunthorpe United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ughes, Mark</text:p>
          </table:table-cell>
          <table:table-cell office:value-type="string">
            <text:p>Scunthorpe United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ughes, Matty</text:p>
          </table:table-cell>
          <table:table-cell office:value-type="string">
            <text:p>Fleetwood Town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Hall, Freddy</text:p>
          </table:table-cell>
          <table:table-cell office:value-type="string">
            <text:p>Burton Albio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olness, Marcus</text:p>
          </table:table-cell>
          <table:table-cell office:value-type="string">
            <text:p>Burton Albion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Hunt, Nicky</text:p>
          </table:table-cell>
          <table:table-cell office:value-type="string">
            <text:p>Accrington Stanley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unt, David</text:p>
          </table:table-cell>
          <table:table-cell office:value-type="string">
            <text:p>Oxford United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tfield, Will</text:p>
          </table:table-cell>
          <table:table-cell office:value-type="string">
            <text:p>Accrington Stanley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zeldine, Max</text:p>
          </table:table-cell>
          <table:table-cell office:value-type="string">
            <text:p>Accrington Stanley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amon, James</text:p>
          </table:table-cell>
          <table:table-cell office:value-type="string">
            <text:p>Exeter City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ealy, David</text:p>
          </table:table-cell>
          <table:table-cell office:value-type="string">
            <text:p>Bury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olden, Darren</text:p>
          </table:table-cell>
          <table:table-cell office:value-type="string">
            <text:p>Hartlepool United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rrison, Scott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Hawkins, Lewis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oyte, Gavin</text:p>
          </table:table-cell>
          <table:table-cell office:value-type="string">
            <text:p>Dagenham &amp; Redbridge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erbel, Ryan</text:p>
          </table:table-cell>
          <table:table-cell office:value-type="string">
            <text:p>AFC Wimbledo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eath, Ben</text:p>
          </table:table-cell>
          <table:table-cell office:value-type="string">
            <text:p>Northampton Tow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orwood, Evan</text:p>
          </table:table-cell>
          <table:table-cell office:value-type="string">
            <text:p>Northampton Town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ornby, Lewis</text:p>
          </table:table-cell>
          <table:table-cell office:value-type="string">
            <text:p>Northampton Tow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arper-Penman, Jed</text:p>
          </table:table-cell>
          <table:table-cell office:value-type="string">
            <text:p>Plymouth Argyle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arrison, Lee</text:p>
          </table:table-cell>
          <table:table-cell office:value-type="string">
            <text:p>Wycombe Wanderers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owe, Callum</text:p>
          </table:table-cell>
          <table:table-cell office:value-type="string">
            <text:p>Scunthorpe United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unter, Shaquille</text:p>
          </table:table-cell>
          <table:table-cell office:value-type="string">
            <text:p>Bristol Rovers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arding, Mitch</text:p>
          </table:table-cell>
          <table:table-cell office:value-type="string">
            <text:p>Bristol Rovers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Horlock, Charlie</text:p>
          </table:table-cell>
          <table:table-cell office:value-type="string">
            <text:p>Wycombe Wanderers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anks, Joe</text:p>
          </table:table-cell>
          <table:table-cell office:value-type="string">
            <text:p>Cheltenham Tow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hiekwe, Michael</text:p>
          </table:table-cell>
          <table:table-cell office:value-type="string">
            <text:p>Cheltenham Town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Ighorae, Emmanuel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Ilesanmi, Oluwafemi</text:p>
          </table:table-cell>
          <table:table-cell office:value-type="string">
            <text:p>Dagenham &amp; Redbridge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Ingram, Matt</text:p>
          </table:table-cell>
          <table:table-cell office:value-type="string">
            <text:p>Wycombe Wanderers</text:p>
          </table:table-cell>
          <table:table-cell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nniss, Ryan</text:p>
          </table:table-cell>
          <table:table-cell office:value-type="string">
            <text:p>Cheltenham Tow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Ingham, Michael</text:p>
          </table:table-cell>
          <table:table-cell office:value-type="string">
            <text:p>York City</text:p>
          </table:table-cell>
          <table:table-cell office:value-type="string">
            <text:p>G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Jeffers, Sean</text:p>
          </table:table-cell>
          <table:table-cell office:value-type="string">
            <text:p>Newport County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ones, Dan</text:p>
          </table:table-cell>
          <table:table-cell office:value-type="string">
            <text:p>Hartlepool United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Jeffrey, Anthony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Jenkins, James</text:p>
          </table:table-cell>
          <table:table-cell office:value-type="string">
            <text:p>Accrington Stanley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Jay, Matt</text:p>
          </table:table-cell>
          <table:table-cell office:value-type="string">
            <text:p>Exeter City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James, Tony</text:p>
          </table:table-cell>
          <table:table-cell office:value-type="string">
            <text:p>Newport Count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Jacquart, Chace</text:p>
          </table:table-cell>
          <table:table-cell office:value-type="string">
            <text:p>AFC Wimbledo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Jordan, Stephen</text:p>
          </table:table-cell>
          <table:table-cell office:value-type="string">
            <text:p>Fleetwood Town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Jensen, Brian</text:p>
          </table:table-cell>
          <table:table-cell office:value-type="string">
            <text:p>Bury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Johnson, Damien</text:p>
          </table:table-cell>
          <table:table-cell office:value-type="string">
            <text:p>Fleetwood Tow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Jackson, Ryan</text:p>
          </table:table-cell>
          <table:table-cell office:value-type="string">
            <text:p>Newport County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earns, Daniel</text:p>
          </table:table-cell>
          <table:table-cell office:value-type="string">
            <text:p>Chesterfield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elly, Reece</text:p>
          </table:table-cell>
          <table:table-cell office:value-type="string">
            <text:p>Rochdale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Kennedy, Jason</text:p>
          </table:table-cell>
          <table:table-cell office:value-type="string">
            <text:p>Rochdal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Kinsella, Gerard</text:p>
          </table:table-cell>
          <table:table-cell office:value-type="string">
            <text:p>Fleetwood Tow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Kenyon, Alex</text:p>
          </table:table-cell>
          <table:table-cell office:value-type="string">
            <text:p>Morecambe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ennedy, Callum</text:p>
          </table:table-cell>
          <table:table-cell office:value-type="string">
            <text:p>AFC Wimbledon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ewley-Graham, Jesse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Keary, Pat</text:p>
          </table:table-cell>
          <table:table-cell office:value-type="string">
            <text:p>Bristol Rovers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Kotwica, Zack</text:p>
          </table:table-cell>
          <table:table-cell office:value-type="string">
            <text:p>Cheltenham Town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rysiak, Artur</text:p>
          </table:table-cell>
          <table:table-cell office:value-type="string">
            <text:p>Exeter City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Keegan, Jordan</text:p>
          </table:table-cell>
          <table:table-cell office:value-type="string">
            <text:p>Scunthorpe United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illis, Josh</text:p>
          </table:table-cell>
          <table:table-cell office:value-type="string">
            <text:p>Rochdale</text:p>
          </table:table-cell>
          <table:table-cell office:value-type="string">
            <text:p>G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Lancashire, Oliver</text:p>
          </table:table-cell>
          <table:table-cell office:value-type="string">
            <text:p>Rochdale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Logan, Richard</text:p>
          </table:table-cell>
          <table:table-cell office:value-type="string">
            <text:p>Wycombe Wanderers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ynch, Craig</text:p>
          </table:table-cell>
          <table:table-cell office:value-type="string">
            <text:p>Rochdal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ucas, David</text:p>
          </table:table-cell>
          <table:table-cell office:value-type="string">
            <text:p>Fleetwood Tow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ynn, David</text:p>
          </table:table-cell>
          <table:table-cell office:value-type="string">
            <text:p>Oxford United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ong, Sam</text:p>
          </table:table-cell>
          <table:table-cell office:value-type="string">
            <text:p>Oxford United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Lyness, Dean</text:p>
          </table:table-cell>
          <table:table-cell office:value-type="string">
            <text:p>Burton Albion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ucas, Lee</text:p>
          </table:table-cell>
          <table:table-cell office:value-type="string">
            <text:p>Cheltenham Tow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aird, Marc</text:p>
          </table:table-cell>
          <table:table-cell office:value-type="string">
            <text:p>Southend United 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ucas, Jamie</text:p>
          </table:table-cell>
          <table:table-cell office:value-type="string">
            <text:p>Bristol Rovers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ainton, Robert</text:p>
          </table:table-cell>
          <table:table-cell office:value-type="string">
            <text:p>Bury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Langmead, Kelvin</text:p>
          </table:table-cell>
          <table:table-cell office:value-type="string">
            <text:p>Northampton Town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ee, Kenzer</text:p>
          </table:table-cell>
          <table:table-cell office:value-type="string">
            <text:p>Oxford United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iddle, Michael</text:p>
          </table:table-cell>
          <table:table-cell office:value-type="string">
            <text:p>Accrington Stanley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Leven, Peter</text:p>
          </table:table-cell>
          <table:table-cell office:value-type="string">
            <text:p>Oxford United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ewington, Chris</text:p>
          </table:table-cell>
          <table:table-cell office:value-type="string">
            <text:p>Dagenham &amp; Redbridge</text:p>
          </table:table-cell>
          <table:table-cell office:value-type="string">
            <text:p>G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Lecointe, Matt</text:p>
          </table:table-cell>
          <table:table-cell office:value-type="string">
            <text:p>Plymouth Argyle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ane, Ryan</text:p>
          </table:table-cell>
          <table:table-cell office:value-type="string">
            <text:p>Plymouth Argyle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ee, Tommy</text:p>
          </table:table-cell>
          <table:table-cell office:value-type="string">
            <text:p>Chesterfield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Mwasile, Joe</text:p>
          </table:table-cell>
          <table:table-cell office:value-type="string">
            <text:p>Morecamb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Martin, Oliver</text:p>
          </table:table-cell>
          <table:table-cell office:value-type="string">
            <text:p>Fleetwood Tow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axwell, Chris</text:p>
          </table:table-cell>
          <table:table-cell office:value-type="string">
            <text:p>Fleetwood Town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awene, Youl</text:p>
          </table:table-cell>
          <table:table-cell office:value-type="string">
            <text:p>Fleetwood Tow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cKenna, Paul</text:p>
          </table:table-cell>
          <table:table-cell office:value-type="string">
            <text:p>Fleetwood Tow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cLaughlin, Conor</text:p>
          </table:table-cell>
          <table:table-cell office:value-type="string">
            <text:p>Fleetwood Town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cChrystal, Mark</text:p>
          </table:table-cell>
          <table:table-cell office:value-type="string">
            <text:p>Bristol Rovers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MacDonald, Alexander</text:p>
          </table:table-cell>
          <table:table-cell office:value-type="string">
            <text:p>Burton Albion</text:p>
          </table:table-cell>
          <table:table-cell office:value-type="string">
            <text:p>D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tchell, Liam</text:p>
          </table:table-cell>
          <table:table-cell office:value-type="string">
            <text:p>Mansfield Tow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cDonald, Shaquille</text:p>
          </table:table-cell>
          <table:table-cell office:value-type="string">
            <text:p>York City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arsh, Tyrone</text:p>
          </table:table-cell>
          <table:table-cell office:value-type="string">
            <text:p>Oxford United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ades, Jonathan</text:p>
          </table:table-cell>
          <table:table-cell office:value-type="string">
            <text:p>Oxford United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cCormick, Luke</text:p>
          </table:table-cell>
          <table:table-cell office:value-type="string">
            <text:p>Plymouth Argyle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arriott, Alan</text:p>
          </table:table-cell>
          <table:table-cell office:value-type="string">
            <text:p>Mansfield Town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ills, Pablo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McIntyre, Robbie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aloney, Jack</text:p>
          </table:table-cell>
          <table:table-cell office:value-type="string">
            <text:p>Portsmouth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cLoughlin, Ian</text:p>
          </table:table-cell>
          <table:table-cell office:value-type="string">
            <text:p>Newport County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ller, George</text:p>
          </table:table-cell>
          <table:table-cell office:value-type="string">
            <text:p>Accrington Stanle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McCready, Chris</text:p>
          </table:table-cell>
          <table:table-cell office:value-type="string">
            <text:p>Morecambe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McGee, Joe</text:p>
          </table:table-cell>
          <table:table-cell office:value-type="string">
            <text:p>Morecamb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cGowan, Aaron</text:p>
          </table:table-cell>
          <table:table-cell office:value-type="string">
            <text:p>Morecambe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orias, Junior</text:p>
          </table:table-cell>
          <table:table-cell office:value-type="string">
            <text:p>Wycombe Wanderers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Marshall, Marcus</text:p>
          </table:table-cell>
          <table:table-cell office:value-type="string">
            <text:p>Morecamb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zague, Valery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cNamara, Ben</text:p>
          </table:table-cell>
          <table:table-cell office:value-type="string">
            <text:p>Northampton Tow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arsden, Liam</text:p>
          </table:table-cell>
          <table:table-cell office:value-type="string">
            <text:p>Mansfield Tow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cAllister, Sean</text:p>
          </table:table-cell>
          <table:table-cell office:value-type="string">
            <text:p>Scunthorpe United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cSweeney, Leon</text:p>
          </table:table-cell>
          <table:table-cell office:value-type="string">
            <text:p>Northampton Tow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cCoy, Marvin</text:p>
          </table:table-cell>
          <table:table-cell office:value-type="string">
            <text:p>Wycombe Wanderers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cLaughlin, Dalton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cNulty, Jim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ustoe, Jordan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Mason, Cameron</text:p>
          </table:table-cell>
          <table:table-cell office:value-type="string">
            <text:p>Chesterfield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elia, Jordan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orte, Luis</text:p>
          </table:table-cell>
          <table:table-cell office:value-type="string">
            <text:p>Chesterfield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oyo, David</text:p>
          </table:table-cell>
          <table:table-cell office:value-type="string">
            <text:p>Northampton Town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rgan, David</text:p>
          </table:table-cell>
          <table:table-cell office:value-type="string">
            <text:p>Chesterfield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ildenhall, Steve</text:p>
          </table:table-cell>
          <table:table-cell office:value-type="string">
            <text:p>Bristol Rovers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Murdoch, Stuart</text:p>
          </table:table-cell>
          <table:table-cell office:value-type="string">
            <text:p>Fleetwood Town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ller, Tommy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orris, Aaron</text:p>
          </table:table-cell>
          <table:table-cell office:value-type="string">
            <text:p>AFC Wimbledon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urray, Cameron</text:p>
          </table:table-cell>
          <table:table-cell office:value-type="string">
            <text:p>York City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cCartney, Luke</text:p>
          </table:table-cell>
          <table:table-cell office:value-type="string">
            <text:p>Bury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cGinty, Sean</text:p>
          </table:table-cell>
          <table:table-cell office:value-type="string">
            <text:p>Northampton Tow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outaouakil, Yassin</text:p>
          </table:table-cell>
          <table:table-cell office:value-type="string">
            <text:p>Portsmouth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lan, Eddie</text:p>
          </table:table-cell>
          <table:table-cell office:value-type="string">
            <text:p>Scunthorpe United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ble, David</text:p>
          </table:table-cell>
          <table:table-cell office:value-type="string">
            <text:p>Cheltenham Town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aylor, Alex</text:p>
          </table:table-cell>
          <table:table-cell office:value-type="string">
            <text:p>Morecambe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Nesbitt, Teddy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Nightingale, Will</text:p>
          </table:table-cell>
          <table:table-cell office:value-type="string">
            <text:p>AFC Wimbledo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Nasseri, David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Nicholls, Alex</text:p>
          </table:table-cell>
          <table:table-cell office:value-type="string">
            <text:p>Northampton Town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Nouble, Jon</text:p>
          </table:table-cell>
          <table:table-cell office:value-type="string">
            <text:p>Dagenham &amp; Redbridge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Norburn, Oliver</text:p>
          </table:table-cell>
          <table:table-cell office:value-type="string">
            <text:p>Bristol Rovers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akley, Matt</text:p>
          </table:table-cell>
          <table:table-cell office:value-type="string">
            <text:p>Exeter City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'Connell, Jack</text:p>
          </table:table-cell>
          <table:table-cell office:value-type="string">
            <text:p>Rochdale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llerenshaw, Josh</text:p>
          </table:table-cell>
          <table:table-cell office:value-type="string">
            <text:p>Fleetwood Tow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'Dowda, Callum</text:p>
          </table:table-cell>
          <table:table-cell office:value-type="string">
            <text:p>Oxford United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shilaja, Adedeji</text:p>
          </table:table-cell>
          <table:table-cell office:value-type="string">
            <text:p>Newport Count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liver, Connor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Osano, Curtis</text:p>
          </table:table-cell>
          <table:table-cell office:value-type="string">
            <text:p>AFC Wimbledo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akley, George</text:p>
          </table:table-cell>
          <table:table-cell office:value-type="string">
            <text:p>AFC Wimbledon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yebanjo, Lanre</text:p>
          </table:table-cell>
          <table:table-cell office:value-type="string">
            <text:p>York City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yn, Christy</text:p>
          </table:table-cell>
          <table:table-cell office:value-type="string">
            <text:p>Exeter City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otts, Daniel</text:p>
          </table:table-cell>
          <table:table-cell office:value-type="string">
            <text:p>Portsmouth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arrish, Andy</text:p>
          </table:table-cell>
          <table:table-cell office:value-type="string">
            <text:p>Morecambe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orter, George</text:p>
          </table:table-cell>
          <table:table-cell office:value-type="string">
            <text:p>AFC Wimbledon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urrington, Ben</text:p>
          </table:table-cell>
          <table:table-cell office:value-type="string">
            <text:p>Plymouth Argyle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ickford, Jordan</text:p>
          </table:table-cell>
          <table:table-cell office:value-type="string">
            <text:p>Burton Albio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idgeley, Lenny</text:p>
          </table:table-cell>
          <table:table-cell office:value-type="string">
            <text:p>Newport County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oole, Kevin</text:p>
          </table:table-cell>
          <table:table-cell office:value-type="string">
            <text:p>Burton Albio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aterson, James</text:p>
          </table:table-cell>
          <table:table-cell office:value-type="string">
            <text:p>Bristol Rovers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ayne, Jack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innock, Mitch</text:p>
          </table:table-cell>
          <table:table-cell office:value-type="string">
            <text:p>Southend United 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uri, Sander</text:p>
          </table:table-cell>
          <table:table-cell office:value-type="string">
            <text:p>York Cit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atten, Kyle</text:p>
          </table:table-cell>
          <table:table-cell office:value-type="string">
            <text:p>Newport County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ope, Nick</text:p>
          </table:table-cell>
          <table:table-cell office:value-type="string">
            <text:p>York City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Parslow, Daniel</text:p>
          </table:table-cell>
          <table:table-cell office:value-type="string">
            <text:p>York City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almer, Matthew</text:p>
          </table:table-cell>
          <table:table-cell office:value-type="string">
            <text:p>Burton Albion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nn, Russell</text:p>
          </table:table-cell>
          <table:table-cell office:value-type="string">
            <text:p>Cheltenham Town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tt, Tom</text:p>
          </table:table-cell>
          <table:table-cell office:value-type="string">
            <text:p>York Cit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ittman, Jon-Paul</text:p>
          </table:table-cell>
          <table:table-cell office:value-type="string">
            <text:p>Wycombe Wanderers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rice, Lewis</text:p>
          </table:table-cell>
          <table:table-cell office:value-type="string">
            <text:p>Mansfield Town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arsons, Matthew</text:p>
          </table:table-cell>
          <table:table-cell office:value-type="string">
            <text:p>Plymouth Argyle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icken, Phil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oscha, Marcus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ainter, Marcos</text:p>
          </table:table-cell>
          <table:table-cell office:value-type="string">
            <text:p>Portsmouth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erry, Joe</text:p>
          </table:table-cell>
          <table:table-cell office:value-type="string">
            <text:p>Newport County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arish, Elliot</text:p>
          </table:table-cell>
          <table:table-cell office:value-type="string">
            <text:p>Newport County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ipe, David</text:p>
          </table:table-cell>
          <table:table-cell office:value-type="string">
            <text:p>Newport County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ratt, Tom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arker, Joe</text:p>
          </table:table-cell>
          <table:table-cell office:value-type="string">
            <text:p>Newport County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acon, Therry</text:p>
          </table:table-cell>
          <table:table-cell office:value-type="string">
            <text:p>Portsmouth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ivers, Harvey</text:p>
          </table:table-cell>
          <table:table-cell office:value-type="string">
            <text:p>Cheltenham Tow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id, Jamie</text:p>
          </table:table-cell>
          <table:table-cell office:value-type="string">
            <text:p>Exeter City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he, Barry</text:p>
          </table:table-cell>
          <table:table-cell office:value-type="string">
            <text:p>Morecambe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Richardson, Michael</text:p>
          </table:table-cell>
          <table:table-cell office:value-type="string">
            <text:p>Accrington Stanley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aynes, Michael</text:p>
          </table:table-cell>
          <table:table-cell office:value-type="string">
            <text:p>Oxford United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Ribeiro, Christian</text:p>
          </table:table-cell>
          <table:table-cell office:value-type="string">
            <text:p>Scunthorpe United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ichards, Jamie</text:p>
          </table:table-cell>
          <table:table-cell office:value-type="string">
            <text:p>Plymouth Argyle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afferty, Andy</text:p>
          </table:table-cell>
          <table:table-cell office:value-type="string">
            <text:p>Hartlepool United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owbotham, Josh</text:p>
          </table:table-cell>
          <table:table-cell office:value-type="string">
            <text:p>Hartlepool United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ichards, Jordan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we, Daniel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ichards, Tom</text:p>
          </table:table-cell>
          <table:table-cell office:value-type="string">
            <text:p>AFC Wimbledon</text:p>
          </table:table-cell>
          <table:table-cell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dmond, Shane</text:p>
          </table:table-cell>
          <table:table-cell office:value-type="string">
            <text:p>Mansfield Tow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afferty, Joe</text:p>
          </table:table-cell>
          <table:table-cell office:value-type="string">
            <text:p>Rochdale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ddan, Craig</text:p>
          </table:table-cell>
          <table:table-cell office:value-type="string">
            <text:p>Accrington Stanley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oberts, Gary</text:p>
          </table:table-cell>
          <table:table-cell office:value-type="string">
            <text:p>Mansfield Tow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oberts, Connor</text:p>
          </table:table-cell>
          <table:table-cell office:value-type="string">
            <text:p>Cheltenham Tow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gan, Carl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obertson, Gregor</text:p>
          </table:table-cell>
          <table:table-cell office:value-type="string">
            <text:p>Northampton Tow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odney, Nialle</text:p>
          </table:table-cell>
          <table:table-cell office:value-type="string">
            <text:p>Hartlepool United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venhill, Richard</text:p>
          </table:table-cell>
          <table:table-cell office:value-type="string">
            <text:p>Northampton Tow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edman, Ellis</text:p>
          </table:table-cell>
          <table:table-cell office:value-type="string">
            <text:p>Newport Count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ichardson, Barry</text:p>
          </table:table-cell>
          <table:table-cell office:value-type="string">
            <text:p>Wycombe Wanderers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utherford, Greg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oberts, James</text:p>
          </table:table-cell>
          <table:table-cell office:value-type="string">
            <text:p>Oxford United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mith, Ted</text:p>
          </table:table-cell>
          <table:table-cell office:value-type="string">
            <text:p>Southend United 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okolik, Jakub</text:p>
          </table:table-cell>
          <table:table-cell office:value-type="string">
            <text:p>Southend United 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lade, Liam</text:p>
          </table:table-cell>
          <table:table-cell office:value-type="string">
            <text:p>Burton Albio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hama, Josh</text:p>
          </table:table-cell>
          <table:table-cell office:value-type="string">
            <text:p>Oxford United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eabright, Jordan</text:p>
          </table:table-cell>
          <table:table-cell office:value-type="string">
            <text:p>Dagenham &amp; Redbridge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aah, Brian</text:p>
          </table:table-cell>
          <table:table-cell office:value-type="string">
            <text:p>Dagenham &amp; Redbridge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ilva, Toni</text:p>
          </table:table-cell>
          <table:table-cell office:value-type="string">
            <text:p>Dagenham &amp; Redbridge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aunders, Matthew</text:p>
          </table:table-cell>
          <table:table-cell office:value-type="string">
            <text:p>Dagenham &amp; Redbridge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amuel, Dominic</text:p>
          </table:table-cell>
          <table:table-cell office:value-type="string">
            <text:p>Dagenham &amp; Redbridge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hields, Sean</text:p>
          </table:table-cell>
          <table:table-cell office:value-type="string">
            <text:p>Dagenham &amp; Redbridg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howunmi, Enoch</text:p>
          </table:table-cell>
          <table:table-cell office:value-type="string">
            <text:p>Torquay United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mith, Phil</text:p>
          </table:table-cell>
          <table:table-cell office:value-type="string">
            <text:p>Portsmouth</text:p>
          </table:table-cell>
          <table:table-cell office:value-type="string">
            <text:p>G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horey, Nicky</text:p>
          </table:table-cell>
          <table:table-cell office:value-type="string">
            <text:p>Portsmouth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tephenson, Jamie</text:p>
          </table:table-cell>
          <table:table-cell office:value-type="string">
            <text:p>Newport County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locombe, Sam</text:p>
          </table:table-cell>
          <table:table-cell office:value-type="string">
            <text:p>Scunthorpe United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Smith, Paul</text:p>
          </table:table-cell>
          <table:table-cell office:value-type="string">
            <text:p>Southend United 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hort, James</text:p>
          </table:table-cell>
          <table:table-cell office:value-type="string">
            <text:p>Morecambe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mith, Connor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picer, John</text:p>
          </table:table-cell>
          <table:table-cell office:value-type="string">
            <text:p>Southend United 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trutton, Charlie</text:p>
          </table:table-cell>
          <table:table-cell office:value-type="string">
            <text:p>AFC Wimbledon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weeney, Daniel</text:p>
          </table:table-cell>
          <table:table-cell office:value-type="string">
            <text:p>AFC Wimbledo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turrock, Blair</text:p>
          </table:table-cell>
          <table:table-cell office:value-type="string">
            <text:p>Southend United 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weeney, Peter</text:p>
          </table:table-cell>
          <table:table-cell office:value-type="string">
            <text:p>AFC Wimbledo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ully, Josh</text:p>
          </table:table-cell>
          <table:table-cell office:value-type="string">
            <text:p>Chesterfield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mith, Nathan</text:p>
          </table:table-cell>
          <table:table-cell office:value-type="string">
            <text:p>Chesterfield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nedker, Dean</text:p>
          </table:table-cell>
          <table:table-cell office:value-type="string">
            <text:p>Northampton Tow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iddiqi, Kashif</text:p>
          </table:table-cell>
          <table:table-cell office:value-type="string">
            <text:p>Northampton Tow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pring, Matthew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vard, Sebastian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tyche, Reece</text:p>
          </table:table-cell>
          <table:table-cell office:value-type="string">
            <text:p>Wycombe Wanderers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outhway, Josh</text:p>
          </table:table-cell>
          <table:table-cell office:value-type="string">
            <text:p>Bristol Rovers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mith, Michael</text:p>
          </table:table-cell>
          <table:table-cell office:value-type="string">
            <text:p>Bristol Rovers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vern, James</text:p>
          </table:table-cell>
          <table:table-cell office:value-type="string">
            <text:p>Scunthorpe United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wan, Matthew</text:p>
          </table:table-cell>
          <table:table-cell office:value-type="string">
            <text:p>Newport County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iegrist, Benjamin</text:p>
          </table:table-cell>
          <table:table-cell office:value-type="string">
            <text:p>Burton Albio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weeney, Antony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utton, Ritchie</text:p>
          </table:table-cell>
          <table:table-cell office:value-type="string">
            <text:p>Mansfield Town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ullivan, John</text:p>
          </table:table-cell>
          <table:table-cell office:value-type="string">
            <text:p>Portsmouth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aylor, Charlie</text:p>
          </table:table-cell>
          <table:table-cell office:value-type="string">
            <text:p>Fleetwood Town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hewlis, Christian</text:p>
          </table:table-cell>
          <table:table-cell office:value-type="string">
            <text:p>Fleetwood Tow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homas, Jack</text:p>
          </table:table-cell>
          <table:table-cell office:value-type="string">
            <text:p>Mansfield Tow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hompson, Adam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yorio, Mozefh</text:p>
          </table:table-cell>
          <table:table-cell office:value-type="string">
            <text:p>Fleetwood Tow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aft, George</text:p>
          </table:table-cell>
          <table:table-cell office:value-type="string">
            <text:p>York City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riggs, Liam</text:p>
          </table:table-cell>
          <table:table-cell office:value-type="string">
            <text:p>Portsmouth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homson, Robbie</text:p>
          </table:table-cell>
          <table:table-cell office:value-type="string">
            <text:p>Rochdale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anser, Scott</text:p>
          </table:table-cell>
          <table:table-cell office:value-type="string">
            <text:p>Rochdale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illson, Jordan</text:p>
          </table:table-cell>
          <table:table-cell office:value-type="string">
            <text:p>Exeter Cit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urgott, Blair</text:p>
          </table:table-cell>
          <table:table-cell office:value-type="string">
            <text:p>Dagenham &amp; Redbridg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arduck, Bradley</text:p>
          </table:table-cell>
          <table:table-cell office:value-type="string">
            <text:p>Portsmouth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ozer, Ben</text:p>
          </table:table-cell>
          <table:table-cell office:value-type="string">
            <text:p>Northampton Town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homas, Nathan</text:p>
          </table:table-cell>
          <table:table-cell office:value-type="string">
            <text:p>Plymouth Argyl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aylor, Olly</text:p>
          </table:table-cell>
          <table:table-cell office:value-type="string">
            <text:p>Wycombe Wanderers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homas, Dominic</text:p>
          </table:table-cell>
          <table:table-cell office:value-type="string">
            <text:p>Bristol Rovers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ogwell, Sam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Talbot, Drew</text:p>
          </table:table-cell>
          <table:table-cell office:value-type="string">
            <text:p>Chesterfield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Velez, Guillaume</text:p>
          </table:table-cell>
          <table:table-cell office:value-type="string">
            <text:p>Newport County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Vassel, Issac</text:p>
          </table:table-cell>
          <table:table-cell office:value-type="string">
            <text:p>Plymouth Argyle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Vidal, Javan</text:p>
          </table:table-cell>
          <table:table-cell office:value-type="string">
            <text:p>Rochdale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Watson, Ryan</text:p>
          </table:table-cell>
          <table:table-cell office:value-type="string">
            <text:p>Accrington Stanley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Welsh, Andrew</text:p>
          </table:table-cell>
          <table:table-cell office:value-type="string">
            <text:p>Scunthorpe United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Williams, Marcus</text:p>
          </table:table-cell>
          <table:table-cell office:value-type="string">
            <text:p>Scunthorpe United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tkins, Ollie</text:p>
          </table:table-cell>
          <table:table-cell office:value-type="string">
            <text:p>Exeter City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Watson, Luke</text:p>
          </table:table-cell>
          <table:table-cell office:value-type="string">
            <text:p>Rochdale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Windass, Josh</text:p>
          </table:table-cell>
          <table:table-cell office:value-type="string">
            <text:p>Accrington Stanley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arner, Ross</text:p>
          </table:table-cell>
          <table:table-cell office:value-type="string">
            <text:p>AFC Wimbledon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Whittaker, Tim</text:p>
          </table:table-cell>
          <table:table-cell office:value-type="string">
            <text:p>Chesterfield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Wright, Andrew</text:p>
          </table:table-cell>
          <table:table-cell office:value-type="string">
            <text:p>Morecamb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addle, Jack</text:p>
          </table:table-cell>
          <table:table-cell office:value-type="string">
            <text:p>Chesterfield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Wafula, Jonathan</text:p>
          </table:table-cell>
          <table:table-cell office:value-type="string">
            <text:p>Chesterfield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Wootton, Jamie</text:p>
          </table:table-cell>
          <table:table-cell office:value-type="string">
            <text:p>Scunthorpe United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Whing, Andrew</text:p>
          </table:table-cell>
          <table:table-cell office:value-type="string">
            <text:p>Oxford United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Wright, Jake</text:p>
          </table:table-cell>
          <table:table-cell office:value-type="string">
            <text:p>Oxford United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Wright, Joe</text:p>
          </table:table-cell>
          <table:table-cell office:value-type="string">
            <text:p>Hartlepool United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Wilkinson, Luke</text:p>
          </table:table-cell>
          <table:table-cell office:value-type="string">
            <text:p>Dagenham &amp; Redbridge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illiams, Harry</text:p>
          </table:table-cell>
          <table:table-cell office:value-type="string">
            <text:p>Cheltenham Tow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Williams, Sam</text:p>
          </table:table-cell>
          <table:table-cell office:value-type="string">
            <text:p>Dagenham &amp; Redbridge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Williams, Robbie</text:p>
          </table:table-cell>
          <table:table-cell office:value-type="string">
            <text:p>Plymouth Argyle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Wotton, Paul</text:p>
          </table:table-cell>
          <table:table-cell office:value-type="string">
            <text:p>Plymouth Argyl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Woods, Tom</text:p>
          </table:table-cell>
          <table:table-cell office:value-type="string">
            <text:p>Morecambe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William, William</text:p>
          </table:table-cell>
          <table:table-cell office:value-type="string">
            <text:p>AFC Wimbledo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Westlake, Darryl</text:p>
          </table:table-cell>
          <table:table-cell office:value-type="string">
            <text:p>Mansfield Town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illiams, Jason</text:p>
          </table:table-cell>
          <table:table-cell office:value-type="string">
            <text:p>Southend United 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Walker, Regan</text:p>
          </table:table-cell>
          <table:table-cell office:value-type="string">
            <text:p>Bury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atmaugh, Jack</text:p>
          </table:table-cell>
          <table:table-cell office:value-type="string">
            <text:p>Portsmouth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Widdowson, Joe</text:p>
          </table:table-cell>
          <table:table-cell office:value-type="string">
            <text:p>Northampton Town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Wilson, Lawrence</text:p>
          </table:table-cell>
          <table:table-cell office:value-type="string">
            <text:p>Accrington Stanley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Young, Lewis</text:p>
          </table:table-cell>
          <table:table-cell office:value-type="string">
            <text:p>Bury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Youga, Kelly</text:p>
          </table:table-cell>
          <table:table-cell office:value-type="string">
            <text:p>AFC Wimbledo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eeley, Shaun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oberts, Gareth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Harrad, Shaun</text:p>
          </table:table-cell>
          <table:table-cell office:value-type="string">
            <text:p>Bury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ockwood, Adam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ooney, John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Chapman, Aaron</text:p>
          </table:table-cell>
          <table:table-cell office:value-type="string">
            <text:p>Chesterfield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mith, Nathan</text:p>
          </table:table-cell>
          <table:table-cell office:value-type="string">
            <text:p>Chesterfield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aylor, Jason</text:p>
          </table:table-cell>
          <table:table-cell office:value-type="string">
            <text:p>Cheltenham Tow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rowther, Ryan</text:p>
          </table:table-cell>
          <table:table-cell office:value-type="string">
            <text:p>Fleetwood Tow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eed, Jake</text:p>
          </table:table-cell>
          <table:table-cell office:value-type="string">
            <text:p>Dagenham &amp; Redbridge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nnis, Louis</text:p>
          </table:table-cell>
          <table:table-cell office:value-type="string">
            <text:p>Dagenham &amp; Redbridge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ittner, James</text:p>
          </table:table-cell>
          <table:table-cell office:value-type="string">
            <text:p>Newport County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arver, Markus</text:p>
          </table:table-cell>
          <table:table-cell office:value-type="string">
            <text:p>Accrington Stanley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Butler, D</text:p>
          </table:table-cell>
          <table:table-cell office:value-type="string">
            <text:p>Portsmouth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artley, Peter</text:p>
          </table:table-cell>
          <table:table-cell office:value-type="string">
            <text:p>Hartlepool United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oward, Steve</text:p>
          </table:table-cell>
          <table:table-cell office:value-type="string">
            <text:p>Hartlepool United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lark, Jordan</text:p>
          </table:table-cell>
          <table:table-cell office:value-type="string">
            <text:p>Scunthorpe United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Njie, Seedy</text:p>
          </table:table-cell>
          <table:table-cell office:value-type="string">
            <text:p>Southend United 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id, Craig</text:p>
          </table:table-cell>
          <table:table-cell office:value-type="string">
            <text:p>Southend United 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lackman, Andre</text:p>
          </table:table-cell>
          <table:table-cell office:value-type="string">
            <text:p>Plymouth Argyle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Rice, Martin</text:p>
          </table:table-cell>
          <table:table-cell office:value-type="string">
            <text:p>Torquay United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onge, Dale</text:p>
          </table:table-cell>
          <table:table-cell office:value-type="string">
            <text:p>Torquay United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icholson, Kevin</text:p>
          </table:table-cell>
          <table:table-cell office:value-type="string">
            <text:p>Torquay United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arding, Ben</text:p>
          </table:table-cell>
          <table:table-cell office:value-type="string">
            <text:p>Torquay United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hompson, Conor</text:p>
          </table:table-cell>
          <table:table-cell office:value-type="string">
            <text:p>Newport County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ruise, Tom</text:p>
          </table:table-cell>
          <table:table-cell office:value-type="string">
            <text:p>Torquay United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athrope, Damon</text:p>
          </table:table-cell>
          <table:table-cell office:value-type="string">
            <text:p>Torquay United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hompson, Niall</text:p>
          </table:table-cell>
          <table:table-cell office:value-type="string">
            <text:p>Torquay United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Sullivan, Daniel</text:p>
          </table:table-cell>
          <table:table-cell office:value-type="string">
            <text:p>Torquay United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Smith, Chris</text:p>
          </table:table-cell>
          <table:table-cell office:value-type="string">
            <text:p>York City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lay, Craig</text:p>
          </table:table-cell>
          <table:table-cell office:value-type="string">
            <text:p>York City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hambers, Ashley</text:p>
          </table:table-cell>
          <table:table-cell office:value-type="string">
            <text:p>Dagenham &amp; Redbridge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esswell, Richard</text:p>
          </table:table-cell>
          <table:table-cell office:value-type="string">
            <text:p>York City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ettings, Chris</text:p>
          </table:table-cell>
          <table:table-cell office:value-type="string">
            <text:p>York City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Fyfield, Jamal</text:p>
          </table:table-cell>
          <table:table-cell office:value-type="string">
            <text:p>York Cit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mankwaah, Kevin</text:p>
          </table:table-cell>
          <table:table-cell office:value-type="string">
            <text:p>Northampton Town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Heath, Matt</text:p>
          </table:table-cell>
          <table:table-cell office:value-type="string">
            <text:p>Northampton Town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merton, Danny</text:p>
          </table:table-cell>
          <table:table-cell office:value-type="string">
            <text:p>Northampton Tow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montagnac, Ishmel</text:p>
          </table:table-cell>
          <table:table-cell office:value-type="string">
            <text:p>Northampton Tow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Hooper, JJ</text:p>
          </table:table-cell>
          <table:table-cell office:value-type="string">
            <text:p>Northampton Town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oagey, Zak</text:p>
          </table:table-cell>
          <table:table-cell office:value-type="string">
            <text:p>Hartlepool United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wan, Don</text:p>
          </table:table-cell>
          <table:table-cell office:value-type="string">
            <text:p>Southend United 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nderson, Myles</text:p>
          </table:table-cell>
          <table:table-cell office:value-type="string">
            <text:p>Exeter City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arrison, Ashley</text:p>
          </table:table-cell>
          <table:table-cell office:value-type="string">
            <text:p>Portsmouth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ston, Rhys</text:p>
          </table:table-cell>
          <table:table-cell office:value-type="string">
            <text:p>AFC Wimbledo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orch, Mac</text:p>
          </table:table-cell>
          <table:table-cell office:value-type="string">
            <text:p>Burton Albio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Kenneth, Garry</text:p>
          </table:table-cell>
          <table:table-cell office:value-type="string">
            <text:p>Bristol Rovers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ackenzie, Kyrtis</text:p>
          </table:table-cell>
          <table:table-cell office:value-type="string">
            <text:p>Torquay United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orch, Mats</text:p>
          </table:table-cell>
          <table:table-cell office:value-type="string">
            <text:p>Burton Albio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Wilson, Ben</text:p>
          </table:table-cell>
          <table:table-cell office:value-type="string">
            <text:p>Accrington Stanley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ahoney, Connor</text:p>
          </table:table-cell>
          <table:table-cell office:value-type="string">
            <text:p>Accrington Stanle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rriott, Matty</text:p>
          </table:table-cell>
          <table:table-cell office:value-type="string">
            <text:p>Northampton Town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raig, Nathan</text:p>
          </table:table-cell>
          <table:table-cell office:value-type="string">
            <text:p>Torquay United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Fletcher, Tommy</text:p>
          </table:table-cell>
          <table:table-cell office:value-type="string">
            <text:p>Wycombe Wanderers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ckford, Jamie</text:p>
          </table:table-cell>
          <table:table-cell office:value-type="string">
            <text:p>Plymouth Argyle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yrne, Cliff</text:p>
          </table:table-cell>
          <table:table-cell office:value-type="string">
            <text:p>Scunthorpe United</text:p>
          </table:table-cell>
          <table:table-cell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oper, Shaun</text:p>
          </table:table-cell>
          <table:table-cell office:value-type="string">
            <text:p>Torquay United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Wilson, James</text:p>
          </table:table-cell>
          <table:table-cell office:value-type="string">
            <text:p>Cheltenham Town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Jalal, Shwan</text:p>
          </table:table-cell>
          <table:table-cell office:value-type="string">
            <text:p>Oxford United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ond, Andrew</text:p>
          </table:table-cell>
          <table:table-cell office:value-type="string">
            <text:p>Bristol Rovers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avercombe, Dan</text:p>
          </table:table-cell>
          <table:table-cell office:value-type="string">
            <text:p>Torquay United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Whitehouse, Elliott</text:p>
          </table:table-cell>
          <table:table-cell office:value-type="string">
            <text:p>York City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aylor, Lee</text:p>
          </table:table-cell>
          <table:table-cell office:value-type="string">
            <text:p>Accrington Stanley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urtagh, Kieran</text:p>
          </table:table-cell>
          <table:table-cell office:value-type="string">
            <text:p>Mansfield Tow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id, Paul</text:p>
          </table:table-cell>
          <table:table-cell office:value-type="string">
            <text:p>Northampton Town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ton, James</text:p>
          </table:table-cell>
          <table:table-cell office:value-type="string">
            <text:p>Accrington Stanley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Navas, Marcos</text:p>
          </table:table-cell>
          <table:table-cell office:value-type="string">
            <text:p>Bury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orter, Chris</text:p>
          </table:table-cell>
          <table:table-cell office:value-type="string">
            <text:p>Chesterfield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hon, Gavin</text:p>
          </table:table-cell>
          <table:table-cell office:value-type="string">
            <text:p>Portsmouth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'Connor, Anthony</text:p>
          </table:table-cell>
          <table:table-cell office:value-type="string">
            <text:p>Torquay United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iernan, Robert</text:p>
          </table:table-cell>
          <table:table-cell office:value-type="string">
            <text:p>Southend United 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oku, Godfrey</text:p>
          </table:table-cell>
          <table:table-cell office:value-type="string">
            <text:p>Mansfield Town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Goddard, Jordan</text:p>
          </table:table-cell>
          <table:table-cell office:value-type="string">
            <text:p>Bristol Rovers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oke, Michael</text:p>
          </table:table-cell>
          <table:table-cell office:value-type="string">
            <text:p>Torquay United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cCourt, Jak</text:p>
          </table:table-cell>
          <table:table-cell office:value-type="string">
            <text:p>Torquay United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utchings, Jake</text:p>
          </table:table-cell>
          <table:table-cell office:value-type="string">
            <text:p>Torquay United</text:p>
          </table:table-cell>
          <table:table-cell office:value-type="string">
            <text:p>F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ackwood, Will</text:p>
          </table:table-cell>
          <table:table-cell office:value-type="string">
            <text:p>Bristol Rovers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Blake, Jack</text:p>
          </table:table-cell>
          <table:table-cell office:value-type="string">
            <text:p>Mansfield Tow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Mozika, Damien</text:p>
          </table:table-cell>
          <table:table-cell office:value-type="string">
            <text:p>Torquay United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ilkington, George</text:p>
          </table:table-cell>
          <table:table-cell office:value-type="string">
            <text:p>Mansfield Town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Ferdinand, Kane</text:p>
          </table:table-cell>
          <table:table-cell office:value-type="string">
            <text:p>Northampton Tow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ble-Lazarus, Reuben</text:p>
          </table:table-cell>
          <table:table-cell office:value-type="string">
            <text:p>Scunthorpe United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Barker, George</text:p>
          </table:table-cell>
          <table:table-cell office:value-type="string">
            <text:p>Newport County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Tyson, Nathan</text:p>
          </table:table-cell>
          <table:table-cell office:value-type="string">
            <text:p>Fleetwood Town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oldson, Connor</text:p>
          </table:table-cell>
          <table:table-cell office:value-type="string">
            <text:p>Cheltenham Town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Ajala, Toby</text:p>
          </table:table-cell>
          <table:table-cell office:value-type="string">
            <text:p>Cheltenham Town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cCarey, Aaron</text:p>
          </table:table-cell>
          <table:table-cell office:value-type="string">
            <text:p>York City</text:p>
          </table:table-cell>
          <table:table-cell office:value-type="string">
            <text:p>G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Eve, Dale</text:p>
          </table:table-cell>
          <table:table-cell office:value-type="string">
            <text:p>Fleetwood Town</text:p>
          </table:table-cell>
          <table:table-cell office:value-type="string">
            <text:p>G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oyce, Andrew</text:p>
          </table:table-cell>
          <table:table-cell office:value-type="string">
            <text:p>Scunthorpe United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haney, Sam</text:p>
          </table:table-cell>
          <table:table-cell office:value-type="string">
            <text:p>Torquay United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Veseli, Frederic</text:p>
          </table:table-cell>
          <table:table-cell office:value-type="string">
            <text:p>Bury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erman, Antonio</text:p>
          </table:table-cell>
          <table:table-cell office:value-type="string">
            <text:p>Northampton Town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ogdon, Wesley</text:p>
          </table:table-cell>
          <table:table-cell office:value-type="string">
            <text:p>Portsmouth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kpro, Jean-Louis</text:p>
          </table:table-cell>
          <table:table-cell office:value-type="string">
            <text:p>Bury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'Brien, Aiden</text:p>
          </table:table-cell>
          <table:table-cell office:value-type="string">
            <text:p>Torquay United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Wilkinson, Conor</text:p>
          </table:table-cell>
          <table:table-cell office:value-type="string">
            <text:p>Torquay United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gouraga, Toumani</text:p>
          </table:table-cell>
          <table:table-cell office:value-type="string">
            <text:p>Portsmouth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tevens, Danny</text:p>
          </table:table-cell>
          <table:table-cell office:value-type="string">
            <text:p>Torquay United</text:p>
          </table:table-cell>
          <table:table-cell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cCabe, Rhys</text:p>
          </table:table-cell>
          <table:table-cell office:value-type="string">
            <text:p>Portsmouth</text:p>
          </table:table-cell>
          <table:table-cell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ennett, Mason</text:p>
          </table:table-cell>
          <table:table-cell office:value-type="string">
            <text:p>Chesterfield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argill, Baily</text:p>
          </table:table-cell>
          <table:table-cell office:value-type="string">
            <text:p>Torquay United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ngol, Lee</text:p>
          </table:table-cell>
          <table:table-cell office:value-type="string">
            <text:p>Wycombe Wanderers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Hurst, James</text:p>
          </table:table-cell>
          <table:table-cell office:value-type="string">
            <text:p>Northampton Town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2:Sheet1.AMJ1048576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2014/08/30</text:date>, <text:time>20:4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20:36:23</meta:creation-date>
    <dc:date>2014-08-30T20:40:05</dc:date>
    <meta:editing-duration>PT3M45S</meta:editing-duration>
    <meta:editing-cycles>1</meta:editing-cycles>
    <meta:document-statistic meta:table-count="3" meta:cell-count="8081" meta:object-count="0"/>
    <meta:generator>LibreOffice/3.4$Unix LibreOffice_project/340m1$Build-12</meta:generator>
  </office:meta>
</office:document-meta>
</file>